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number-columns-spanned="9" table:number-rows-spanned="1" table:style-name="ce2">
            <text:p>Solution All Electron Frequencies (cm<text:span text:style-name="T2">-1</text:span>)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4" table:number-rows-spanned="1" table:style-name="ce2">
            <text:p>Meta</text:p>
          </table:table-cell>
          <table:covered-table-cell table:number-columns-repeated="3"/>
          <table:table-cell office:value-type="string" table:number-columns-spanned="4" table:number-rows-spanned="1" table:style-name="ce2">
            <text:p>Para</text:p>
          </table:table-cell>
          <table:covered-table-cell table:number-columns-repeated="3"/>
          <table:table-cell office:value-type="string" table:style-name="ce3">
            <text:p>Pure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luorine</text:p>
          </table:table-cell>
          <table:table-cell office:value-type="string" table:style-name="ce1">
            <text:p>Chlorine</text:p>
          </table:table-cell>
          <table:table-cell office:value-type="string" table:style-name="ce1">
            <text:p>Bromine</text:p>
          </table:table-cell>
          <table:table-cell office:value-type="string" table:style-name="ce1">
            <text:p>Iodine</text:p>
          </table:table-cell>
          <table:table-cell office:value-type="string" table:style-name="ce1">
            <text:p>Fluorine</text:p>
          </table:table-cell>
          <table:table-cell office:value-type="string" table:style-name="ce1">
            <text:p>Chlorine</text:p>
          </table:table-cell>
          <table:table-cell office:value-type="string" table:style-name="ce1">
            <text:p>Bromine</text:p>
          </table:table-cell>
          <table:table-cell office:value-type="string" table:style-name="ce1">
            <text:p>Iodine</text:p>
          </table:table-cell>
          <table:table-cell office:value-type="string" table:style-name="ce3">
            <text:p>C6H6S</text:p>
          </table:table-cell>
          <table:table-cell table:number-columns-repeated="16375"/>
        </table:table-row>
        <table:table-row table:style-name="ro2">
          <table:table-cell office:value-type="float" office:value="394.30200000000002" table:style-name="ce1">
            <text:p>394.302</text:p>
          </table:table-cell>
          <table:table-cell office:value-type="float" office:value="354.53699999999998" table:style-name="ce1">
            <text:p>354.537</text:p>
          </table:table-cell>
          <table:table-cell office:value-type="float" office:value="345.13099999999997" table:style-name="ce1">
            <text:p>345.131</text:p>
          </table:table-cell>
          <table:table-cell office:value-type="float" office:value="335.48500000000001" table:style-name="ce1">
            <text:p>335.485</text:p>
          </table:table-cell>
          <table:table-cell office:value-type="float" office:value="326.42099999999999" table:style-name="ce1">
            <text:p>326.421</text:p>
          </table:table-cell>
          <table:table-cell office:value-type="float" office:value="321.68299999999999" table:style-name="ce1">
            <text:p>321.683</text:p>
          </table:table-cell>
          <table:table-cell office:value-type="float" office:value="327.79700000000003" table:style-name="ce1">
            <text:p>327.797</text:p>
          </table:table-cell>
          <table:table-cell office:value-type="float" office:value="320.78899999999999" table:style-name="ce1">
            <text:p>320.789</text:p>
          </table:table-cell>
          <table:table-cell office:value-type="float" office:value="395.02" table:style-name="ce1">
            <text:p>395.02</text:p>
          </table:table-cell>
          <table:table-cell table:number-columns-repeated="16375"/>
        </table:table-row>
        <table:table-row table:style-name="ro2">
          <table:table-cell office:value-type="float" office:value="423.52100000000002" table:style-name="ce1">
            <text:p>423.521</text:p>
          </table:table-cell>
          <table:table-cell office:value-type="float" office:value="384.952" table:style-name="ce1">
            <text:p>384.952</text:p>
          </table:table-cell>
          <table:table-cell office:value-type="float" office:value="401.15199999999999" table:style-name="ce1">
            <text:p>401.152</text:p>
          </table:table-cell>
          <table:table-cell office:value-type="float" office:value="399.93400000000003" table:style-name="ce1">
            <text:p>399.934</text:p>
          </table:table-cell>
          <table:table-cell office:value-type="float" office:value="364.904" table:style-name="ce1">
            <text:p>364.904</text:p>
          </table:table-cell>
          <table:table-cell office:value-type="float" office:value="342.87599999999998" table:style-name="ce1">
            <text:p>342.876</text:p>
          </table:table-cell>
          <table:table-cell office:value-type="float" office:value="397.34" table:style-name="ce1">
            <text:p>397.34</text:p>
          </table:table-cell>
          <table:table-cell office:value-type="float" office:value="393.56" table:style-name="ce1">
            <text:p>393.56</text:p>
          </table:table-cell>
          <table:table-cell office:value-type="float" office:value="398.83600000000001" table:style-name="ce1">
            <text:p>398.836</text:p>
          </table:table-cell>
          <table:table-cell table:number-columns-repeated="16375"/>
        </table:table-row>
        <table:table-row table:style-name="ro2">
          <table:table-cell office:value-type="float" office:value="429.69900000000001" table:style-name="ce1">
            <text:p>429.699</text:p>
          </table:table-cell>
          <table:table-cell office:value-type="float" office:value="410.17599999999999" table:style-name="ce1">
            <text:p>410.176</text:p>
          </table:table-cell>
          <table:table-cell office:value-type="float" office:value="413.971" table:style-name="ce1">
            <text:p>413.971</text:p>
          </table:table-cell>
          <table:table-cell office:value-type="float" office:value="410.471" table:style-name="ce1">
            <text:p>410.471</text:p>
          </table:table-cell>
          <table:table-cell office:value-type="float" office:value="402.59399999999999" table:style-name="ce1">
            <text:p>402.594</text:p>
          </table:table-cell>
          <table:table-cell office:value-type="float" office:value="398.86099999999999" table:style-name="ce1">
            <text:p>398.861</text:p>
          </table:table-cell>
          <table:table-cell office:value-type="float" office:value="465.23200000000003" table:style-name="ce1">
            <text:p>465.232</text:p>
          </table:table-cell>
          <table:table-cell office:value-type="float" office:value="449.58199999999999" table:style-name="ce1">
            <text:p>449.582</text:p>
          </table:table-cell>
          <table:table-cell office:value-type="float" office:value="462.79" table:style-name="ce1">
            <text:p>462.79</text:p>
          </table:table-cell>
          <table:table-cell table:number-columns-repeated="16375"/>
        </table:table-row>
        <table:table-row table:style-name="ro2">
          <table:table-cell office:value-type="float" office:value="505.58" table:style-name="ce1">
            <text:p>505.58</text:p>
          </table:table-cell>
          <table:table-cell office:value-type="float" office:value="421.63799999999998" table:style-name="ce1">
            <text:p>421.638</text:p>
          </table:table-cell>
          <table:table-cell office:value-type="float" office:value="515.08699999999999" table:style-name="ce1">
            <text:p>515.087</text:p>
          </table:table-cell>
          <table:table-cell office:value-type="float" office:value="506.43599999999998" table:style-name="ce1">
            <text:p>506.436</text:p>
          </table:table-cell>
          <table:table-cell office:value-type="float" office:value="406.17" table:style-name="ce1">
            <text:p>406.17</text:p>
          </table:table-cell>
          <table:table-cell office:value-type="float" office:value="473.82900000000001" table:style-name="ce1">
            <text:p>473.829</text:p>
          </table:table-cell>
          <table:table-cell office:value-type="float" office:value="473.541" table:style-name="ce1">
            <text:p>473.541</text:p>
          </table:table-cell>
          <table:table-cell office:value-type="float" office:value="467.14600000000002" table:style-name="ce1">
            <text:p>467.146</text:p>
          </table:table-cell>
          <table:table-cell office:value-type="float" office:value="605.65" table:style-name="ce1">
            <text:p>605.65</text:p>
          </table:table-cell>
          <table:table-cell table:number-columns-repeated="16375"/>
        </table:table-row>
        <table:table-row table:style-name="ro2">
          <table:table-cell office:value-type="float" office:value="555.63499999999999" table:style-name="ce1">
            <text:p>555.635</text:p>
          </table:table-cell>
          <table:table-cell office:value-type="float" office:value="527.21900000000005" table:style-name="ce1">
            <text:p>527.219</text:p>
          </table:table-cell>
          <table:table-cell office:value-type="float" office:value="635.36300000000006" table:style-name="ce1">
            <text:p>635.363</text:p>
          </table:table-cell>
          <table:table-cell office:value-type="float" office:value="629.59799999999996" table:style-name="ce1">
            <text:p>629.598</text:p>
          </table:table-cell>
          <table:table-cell office:value-type="float" office:value="487.26799999999997" table:style-name="ce1">
            <text:p>487.268</text:p>
          </table:table-cell>
          <table:table-cell office:value-type="float" office:value="511.62900000000002" table:style-name="ce1">
            <text:p>511.629</text:p>
          </table:table-cell>
          <table:table-cell office:value-type="float" office:value="614.58600000000001" table:style-name="ce1">
            <text:p>614.586</text:p>
          </table:table-cell>
          <table:table-cell office:value-type="float" office:value="613.649" table:style-name="ce1">
            <text:p>613.649</text:p>
          </table:table-cell>
          <table:table-cell office:value-type="float" office:value="674.53499999999997" table:style-name="ce1">
            <text:p>674.535</text:p>
          </table:table-cell>
          <table:table-cell table:number-columns-repeated="16375"/>
        </table:table-row>
        <table:table-row table:style-name="ro2">
          <table:table-cell office:value-type="float" office:value="658.94899999999996" table:style-name="ce1">
            <text:p>658.949</text:p>
          </table:table-cell>
          <table:table-cell office:value-type="float" office:value="643.89300000000003" table:style-name="ce1">
            <text:p>643.893</text:p>
          </table:table-cell>
          <table:table-cell office:value-type="float" office:value="666.37699999999995" table:style-name="ce1">
            <text:p>666.377</text:p>
          </table:table-cell>
          <table:table-cell office:value-type="float" office:value="668.04499999999996" table:style-name="ce1">
            <text:p>668.045</text:p>
          </table:table-cell>
          <table:table-cell office:value-type="float" office:value="600.29999999999995" table:style-name="ce1">
            <text:p>600.3</text:p>
          </table:table-cell>
          <table:table-cell office:value-type="float" office:value="617.10900000000004" table:style-name="ce1">
            <text:p>617.109</text:p>
          </table:table-cell>
          <table:table-cell office:value-type="float" office:value="678.99400000000003" table:style-name="ce1">
            <text:p>678.994</text:p>
          </table:table-cell>
          <table:table-cell office:value-type="float" office:value="678.17100000000005" table:style-name="ce1">
            <text:p>678.171</text:p>
          </table:table-cell>
          <table:table-cell office:value-type="float" office:value="682.92700000000002" table:style-name="ce1">
            <text:p>682.927</text:p>
          </table:table-cell>
          <table:table-cell table:number-columns-repeated="16375"/>
        </table:table-row>
        <table:table-row table:style-name="ro2">
          <table:table-cell office:value-type="float" office:value="667.48299999999995" table:style-name="ce1">
            <text:p>667.483</text:p>
          </table:table-cell>
          <table:table-cell office:value-type="float" office:value="669.74" table:style-name="ce1">
            <text:p>669.74</text:p>
          </table:table-cell>
          <table:table-cell office:value-type="float" office:value="718.93100000000004" table:style-name="ce1">
            <text:p>718.931</text:p>
          </table:table-cell>
          <table:table-cell office:value-type="float" office:value="705.46199999999999" table:style-name="ce1">
            <text:p>705.462</text:p>
          </table:table-cell>
          <table:table-cell office:value-type="float" office:value="618.98199999999997" table:style-name="ce1">
            <text:p>618.982</text:p>
          </table:table-cell>
          <table:table-cell office:value-type="float" office:value="680.89700000000005" table:style-name="ce1">
            <text:p>680.897</text:p>
          </table:table-cell>
          <table:table-cell office:value-type="float" office:value="705.024" table:style-name="ce1">
            <text:p>705.024</text:p>
          </table:table-cell>
          <table:table-cell office:value-type="float" office:value="694.58500000000004" table:style-name="ce1">
            <text:p>694.585</text:p>
          </table:table-cell>
          <table:table-cell office:value-type="float" office:value="716.56399999999996" table:style-name="ce1">
            <text:p>716.564</text:p>
          </table:table-cell>
          <table:table-cell table:number-columns-repeated="16375"/>
        </table:table-row>
        <table:table-row table:style-name="ro2">
          <table:table-cell office:value-type="float" office:value="743.63800000000003" table:style-name="ce1">
            <text:p>743.638</text:p>
          </table:table-cell>
          <table:table-cell office:value-type="float" office:value="739.774" table:style-name="ce1">
            <text:p>739.774</text:p>
          </table:table-cell>
          <table:table-cell office:value-type="float" office:value="741.78499999999997" table:style-name="ce1">
            <text:p>741.785</text:p>
          </table:table-cell>
          <table:table-cell office:value-type="float" office:value="741.22699999999998" table:style-name="ce1">
            <text:p>741.227</text:p>
          </table:table-cell>
          <table:table-cell office:value-type="float" office:value="679.57600000000002" table:style-name="ce1">
            <text:p>679.576</text:p>
          </table:table-cell>
          <table:table-cell office:value-type="float" office:value="718.12" table:style-name="ce1">
            <text:p>718.12</text:p>
          </table:table-cell>
          <table:table-cell office:value-type="float" office:value="785.81" table:style-name="ce1">
            <text:p>785.81</text:p>
          </table:table-cell>
          <table:table-cell office:value-type="float" office:value="784.81200000000001" table:style-name="ce1">
            <text:p>784.812</text:p>
          </table:table-cell>
          <table:table-cell office:value-type="float" office:value="813.46600000000001" table:style-name="ce1">
            <text:p>813.466</text:p>
          </table:table-cell>
          <table:table-cell table:number-columns-repeated="16375"/>
        </table:table-row>
        <table:table-row table:style-name="ro2">
          <table:table-cell office:value-type="float" office:value="829.91300000000001" table:style-name="ce1">
            <text:p>829.913</text:p>
          </table:table-cell>
          <table:table-cell office:value-type="float" office:value="744.83399999999995" table:style-name="ce1">
            <text:p>744.834</text:p>
          </table:table-cell>
          <table:table-cell office:value-type="float" office:value="846.61199999999997" table:style-name="ce1">
            <text:p>846.612</text:p>
          </table:table-cell>
          <table:table-cell office:value-type="float" office:value="850.35400000000004" table:style-name="ce1">
            <text:p>850.354</text:p>
          </table:table-cell>
          <table:table-cell office:value-type="float" office:value="780.31" table:style-name="ce1">
            <text:p>780.31</text:p>
          </table:table-cell>
          <table:table-cell office:value-type="float" office:value="784.91499999999996" table:style-name="ce1">
            <text:p>784.915</text:p>
          </table:table-cell>
          <table:table-cell office:value-type="float" office:value="796.28499999999997" table:style-name="ce1">
            <text:p>796.285</text:p>
          </table:table-cell>
          <table:table-cell office:value-type="float" office:value="797.73800000000006" table:style-name="ce1">
            <text:p>797.738</text:p>
          </table:table-cell>
          <table:table-cell office:value-type="float" office:value="873.23699999999997" table:style-name="ce1">
            <text:p>873.237</text:p>
          </table:table-cell>
          <table:table-cell table:number-columns-repeated="16375"/>
        </table:table-row>
        <table:table-row table:style-name="ro2">
          <table:table-cell office:value-type="float" office:value="839.41499999999996" table:style-name="ce1">
            <text:p>839.415</text:p>
          </table:table-cell>
          <table:table-cell office:value-type="float" office:value="847.04100000000005" table:style-name="ce1">
            <text:p>847.041</text:p>
          </table:table-cell>
          <table:table-cell office:value-type="float" office:value="852.87" table:style-name="ce1">
            <text:p>852.87</text:p>
          </table:table-cell>
          <table:table-cell office:value-type="float" office:value="854.93299999999999" table:style-name="ce1">
            <text:p>854.933</text:p>
          </table:table-cell>
          <table:table-cell office:value-type="float" office:value="793.52099999999996" table:style-name="ce1">
            <text:p>793.521</text:p>
          </table:table-cell>
          <table:table-cell office:value-type="float" office:value="796.15499999999997" table:style-name="ce1">
            <text:p>796.155</text:p>
          </table:table-cell>
          <table:table-cell office:value-type="float" office:value="908.29200000000003" table:style-name="ce1">
            <text:p>908.292</text:p>
          </table:table-cell>
          <table:table-cell office:value-type="float" office:value="910.95600000000002" table:style-name="ce1">
            <text:p>910.956</text:p>
          </table:table-cell>
          <table:table-cell office:value-type="float" office:value="938.51900000000001" table:style-name="ce1">
            <text:p>938.519</text:p>
          </table:table-cell>
          <table:table-cell table:number-columns-repeated="16375"/>
        </table:table-row>
        <table:table-row table:style-name="ro2">
          <table:table-cell office:value-type="float" office:value="843.84699999999998" table:style-name="ce1">
            <text:p>843.847</text:p>
          </table:table-cell>
          <table:table-cell office:value-type="float" office:value="852.67600000000004" table:style-name="ce1">
            <text:p>852.676</text:p>
          </table:table-cell>
          <table:table-cell office:value-type="float" office:value="935.84299999999996" table:style-name="ce1">
            <text:p>935.843</text:p>
          </table:table-cell>
          <table:table-cell office:value-type="float" office:value="936.63" table:style-name="ce1">
            <text:p>936.63</text:p>
          </table:table-cell>
          <table:table-cell office:value-type="float" office:value="799.21299999999997" table:style-name="ce1">
            <text:p>799.213</text:p>
          </table:table-cell>
          <table:table-cell office:value-type="float" office:value="906.32299999999998" table:style-name="ce1">
            <text:p>906.323</text:p>
          </table:table-cell>
          <table:table-cell office:value-type="float" office:value="933.75800000000004" table:style-name="ce1">
            <text:p>933.758</text:p>
          </table:table-cell>
          <table:table-cell office:value-type="float" office:value="935.50900000000001" table:style-name="ce1">
            <text:p>935.509</text:p>
          </table:table-cell>
          <table:table-cell office:value-type="float" office:value="958.00300000000004" table:style-name="ce1">
            <text:p>958.003</text:p>
          </table:table-cell>
          <table:table-cell table:number-columns-repeated="16375"/>
        </table:table-row>
        <table:table-row table:style-name="ro2">
          <table:table-cell office:value-type="float" office:value="935.024" table:style-name="ce1">
            <text:p>935.024</text:p>
          </table:table-cell>
          <table:table-cell office:value-type="float" office:value="938.13300000000004" table:style-name="ce1">
            <text:p>938.133</text:p>
          </table:table-cell>
          <table:table-cell office:value-type="float" office:value="972.27099999999996" table:style-name="ce1">
            <text:p>972.271</text:p>
          </table:table-cell>
          <table:table-cell office:value-type="float" office:value="970.16" table:style-name="ce1">
            <text:p>970.16</text:p>
          </table:table-cell>
          <table:table-cell office:value-type="float" office:value="898.94299999999998" table:style-name="ce1">
            <text:p>898.943</text:p>
          </table:table-cell>
          <table:table-cell office:value-type="float" office:value="932.18200000000002" table:style-name="ce1">
            <text:p>932.182</text:p>
          </table:table-cell>
          <table:table-cell office:value-type="float" office:value="981.95600000000002" table:style-name="ce1">
            <text:p>981.956</text:p>
          </table:table-cell>
          <table:table-cell office:value-type="float" office:value="976.19" table:style-name="ce1">
            <text:p>976.19</text:p>
          </table:table-cell>
          <table:table-cell office:value-type="float" office:value="978.11400000000003" table:style-name="ce1">
            <text:p>978.114</text:p>
          </table:table-cell>
          <table:table-cell table:number-columns-repeated="16375"/>
        </table:table-row>
        <table:table-row table:style-name="ro2">
          <table:table-cell office:value-type="float" office:value="977.98" table:style-name="ce1">
            <text:p>977.98</text:p>
          </table:table-cell>
          <table:table-cell office:value-type="float" office:value="974.01099999999997" table:style-name="ce1">
            <text:p>974.011</text:p>
          </table:table-cell>
          <table:table-cell office:value-type="float" office:value="1036.1559999999999" table:style-name="ce1">
            <text:p>1036.156</text:p>
          </table:table-cell>
          <table:table-cell office:value-type="float" office:value="1027.876" table:style-name="ce1">
            <text:p>1027.876</text:p>
          </table:table-cell>
          <table:table-cell office:value-type="float" office:value="923.60900000000004" table:style-name="ce1">
            <text:p>923.609</text:p>
          </table:table-cell>
          <table:table-cell office:value-type="float" office:value="986.48900000000003" table:style-name="ce1">
            <text:p>986.489</text:p>
          </table:table-cell>
          <table:table-cell office:value-type="float" office:value="1035.576" table:style-name="ce1">
            <text:p>1035.576</text:p>
          </table:table-cell>
          <table:table-cell office:value-type="float" office:value="1027.9390000000001" table:style-name="ce1">
            <text:p>1027.939</text:p>
          </table:table-cell>
          <table:table-cell office:value-type="float" office:value="1007.03" table:style-name="ce1">
            <text:p>1007.03</text:p>
          </table:table-cell>
          <table:table-cell table:number-columns-repeated="16375"/>
        </table:table-row>
        <table:table-row table:style-name="ro2">
          <table:table-cell office:value-type="float" office:value="1031.4380000000001" table:style-name="ce1">
            <text:p>1031.438</text:p>
          </table:table-cell>
          <table:table-cell office:value-type="float" office:value="1040.9649999999999" table:style-name="ce1">
            <text:p>1040.965</text:p>
          </table:table-cell>
          <table:table-cell office:value-type="float" office:value="1050.9480000000001" table:style-name="ce1">
            <text:p>1050.948</text:p>
          </table:table-cell>
          <table:table-cell office:value-type="float" office:value="1051.067" table:style-name="ce1">
            <text:p>1051.067</text:p>
          </table:table-cell>
          <table:table-cell office:value-type="float" office:value="992.64200000000005" table:style-name="ce1">
            <text:p>992.642</text:p>
          </table:table-cell>
          <table:table-cell office:value-type="float" office:value="1038.655" table:style-name="ce1">
            <text:p>1038.655</text:p>
          </table:table-cell>
          <table:table-cell office:value-type="float" office:value="1049.077" table:style-name="ce1">
            <text:p>1049.077</text:p>
          </table:table-cell>
          <table:table-cell office:value-type="float" office:value="1047.817" table:style-name="ce1">
            <text:p>1047.817</text:p>
          </table:table-cell>
          <table:table-cell office:value-type="float" office:value="1044.1500000000001" table:style-name="ce1">
            <text:p>1044.15</text:p>
          </table:table-cell>
          <table:table-cell table:number-columns-repeated="16375"/>
        </table:table-row>
        <table:table-row table:style-name="ro2">
          <table:table-cell office:value-type="float" office:value="1064.0540000000001" table:style-name="ce1">
            <text:p>1064.054</text:p>
          </table:table-cell>
          <table:table-cell office:value-type="float" office:value="1054.143" table:style-name="ce1">
            <text:p>1054.143</text:p>
          </table:table-cell>
          <table:table-cell office:value-type="float" office:value="1077.0039999999999" table:style-name="ce1">
            <text:p>1077.004</text:p>
          </table:table-cell>
          <table:table-cell office:value-type="float" office:value="1076.2929999999999" table:style-name="ce1">
            <text:p>1076.293</text:p>
          </table:table-cell>
          <table:table-cell office:value-type="float" office:value="1039.6590000000001" table:style-name="ce1">
            <text:p>1039.659</text:p>
          </table:table-cell>
          <table:table-cell office:value-type="float" office:value="1056.452" table:style-name="ce1">
            <text:p>1056.452</text:p>
          </table:table-cell>
          <table:table-cell office:value-type="float" office:value="1081.056" table:style-name="ce1">
            <text:p>1081.056</text:p>
          </table:table-cell>
          <table:table-cell office:value-type="float" office:value="1081.413" table:style-name="ce1">
            <text:p>1081.413</text:p>
          </table:table-cell>
          <table:table-cell office:value-type="float" office:value="1056.6099999999999" table:style-name="ce1">
            <text:p>1056.61</text:p>
          </table:table-cell>
          <table:table-cell table:number-columns-repeated="16375"/>
        </table:table-row>
        <table:table-row table:style-name="ro2">
          <table:table-cell office:value-type="float" office:value="1128.546" table:style-name="ce1">
            <text:p>1128.546</text:p>
          </table:table-cell>
          <table:table-cell office:value-type="float" office:value="1078.4690000000001" table:style-name="ce1">
            <text:p>1078.469</text:p>
          </table:table-cell>
          <table:table-cell office:value-type="float" office:value="1140.528" table:style-name="ce1">
            <text:p>1140.528</text:p>
          </table:table-cell>
          <table:table-cell office:value-type="float" office:value="1143.2349999999999" table:style-name="ce1">
            <text:p>1143.235</text:p>
          </table:table-cell>
          <table:table-cell office:value-type="float" office:value="1072.2470000000001" table:style-name="ce1">
            <text:p>1072.247</text:p>
          </table:table-cell>
          <table:table-cell office:value-type="float" office:value="1081.1479999999999" table:style-name="ce1">
            <text:p>1081.148</text:p>
          </table:table-cell>
          <table:table-cell office:value-type="float" office:value="1150.8610000000001" table:style-name="ce1">
            <text:p>1150.861</text:p>
          </table:table-cell>
          <table:table-cell office:value-type="float" office:value="1155.9839999999999" table:style-name="ce1">
            <text:p>1155.984</text:p>
          </table:table-cell>
          <table:table-cell office:value-type="float" office:value="1133.81" table:style-name="ce1">
            <text:p>1133.81</text:p>
          </table:table-cell>
          <table:table-cell table:number-columns-repeated="16375"/>
        </table:table-row>
        <table:table-row table:style-name="ro2">
          <table:table-cell office:value-type="float" office:value="1157.213" table:style-name="ce1">
            <text:p>1157.213</text:p>
          </table:table-cell>
          <table:table-cell office:value-type="float" office:value="1139.8140000000001" table:style-name="ce1">
            <text:p>1139.814</text:p>
          </table:table-cell>
          <table:table-cell office:value-type="float" office:value="1247.4269999999999" table:style-name="ce1">
            <text:p>1247.427</text:p>
          </table:table-cell>
          <table:table-cell office:value-type="float" office:value="1251.1559999999999" table:style-name="ce1">
            <text:p>1251.156</text:p>
          </table:table-cell>
          <table:table-cell office:value-type="float" office:value="1126.93" table:style-name="ce1">
            <text:p>1126.93</text:p>
          </table:table-cell>
          <table:table-cell office:value-type="float" office:value="1149.652" table:style-name="ce1">
            <text:p>1149.652</text:p>
          </table:table-cell>
          <table:table-cell office:value-type="float" office:value="1262.098" table:style-name="ce1">
            <text:p>1262.098</text:p>
          </table:table-cell>
          <table:table-cell office:value-type="float" office:value="1265.1020000000001" table:style-name="ce1">
            <text:p>1265.102</text:p>
          </table:table-cell>
          <table:table-cell office:value-type="float" office:value="1150.6289999999999" table:style-name="ce1">
            <text:p>1150.629</text:p>
          </table:table-cell>
          <table:table-cell table:number-columns-repeated="16375"/>
        </table:table-row>
        <table:table-row table:style-name="ro2">
          <table:table-cell office:value-type="float" office:value="1239.1300000000001" table:style-name="ce1">
            <text:p>1239.13</text:p>
          </table:table-cell>
          <table:table-cell office:value-type="float" office:value="1246.579" table:style-name="ce1">
            <text:p>1246.579</text:p>
          </table:table-cell>
          <table:table-cell office:value-type="float" office:value="1301.645" table:style-name="ce1">
            <text:p>1301.645</text:p>
          </table:table-cell>
          <table:table-cell office:value-type="float" office:value="1297.9929999999999" table:style-name="ce1">
            <text:p>1297.993</text:p>
          </table:table-cell>
          <table:table-cell office:value-type="float" office:value="1162.194" table:style-name="ce1">
            <text:p>1162.194</text:p>
          </table:table-cell>
          <table:table-cell office:value-type="float" office:value="1262.376" table:style-name="ce1">
            <text:p>1262.376</text:p>
          </table:table-cell>
          <table:table-cell office:value-type="float" office:value="1288.489" table:style-name="ce1">
            <text:p>1288.489</text:p>
          </table:table-cell>
          <table:table-cell office:value-type="float" office:value="1285.5350000000001" table:style-name="ce1">
            <text:p>1285.535</text:p>
          </table:table-cell>
          <table:table-cell office:value-type="float" office:value="1268.693" table:style-name="ce1">
            <text:p>1268.693</text:p>
          </table:table-cell>
          <table:table-cell table:number-columns-repeated="16375"/>
        </table:table-row>
        <table:table-row table:style-name="ro2">
          <table:table-cell office:value-type="float" office:value="1312.6890000000001" table:style-name="ce1">
            <text:p>1312.689</text:p>
          </table:table-cell>
          <table:table-cell office:value-type="float" office:value="1304.702" table:style-name="ce1">
            <text:p>1304.702</text:p>
          </table:table-cell>
          <table:table-cell office:value-type="float" office:value="1373.472" table:style-name="ce1">
            <text:p>1373.472</text:p>
          </table:table-cell>
          <table:table-cell office:value-type="float" office:value="1367.4939999999999" table:style-name="ce1">
            <text:p>1367.494</text:p>
          </table:table-cell>
          <table:table-cell office:value-type="float" office:value="1258.4190000000001" table:style-name="ce1">
            <text:p>1258.419</text:p>
          </table:table-cell>
          <table:table-cell office:value-type="float" office:value="1286.4059999999999" table:style-name="ce1">
            <text:p>1286.406</text:p>
          </table:table-cell>
          <table:table-cell office:value-type="float" office:value="1357.046" table:style-name="ce1">
            <text:p>1357.046</text:p>
          </table:table-cell>
          <table:table-cell office:value-type="float" office:value="1352.7049999999999" table:style-name="ce1">
            <text:p>1352.705</text:p>
          </table:table-cell>
          <table:table-cell office:value-type="float" office:value="1309.7370000000001" table:style-name="ce1">
            <text:p>1309.737</text:p>
          </table:table-cell>
          <table:table-cell table:number-columns-repeated="16375"/>
        </table:table-row>
        <table:table-row table:style-name="ro2">
          <table:table-cell office:value-type="float" office:value="1389.0419999999999" table:style-name="ce1">
            <text:p>1389.042</text:p>
          </table:table-cell>
          <table:table-cell office:value-type="float" office:value="1372.838" table:style-name="ce1">
            <text:p>1372.838</text:p>
          </table:table-cell>
          <table:table-cell office:value-type="float" office:value="1420.77" table:style-name="ce1">
            <text:p>1420.77</text:p>
          </table:table-cell>
          <table:table-cell office:value-type="float" office:value="1418.779" table:style-name="ce1">
            <text:p>1418.779</text:p>
          </table:table-cell>
          <table:table-cell office:value-type="float" office:value="1294.722" table:style-name="ce1">
            <text:p>1294.722</text:p>
          </table:table-cell>
          <table:table-cell office:value-type="float" office:value="1363.1089999999999" table:style-name="ce1">
            <text:p>1363.109</text:p>
          </table:table-cell>
          <table:table-cell office:value-type="float" office:value="1435.3320000000001" table:style-name="ce1">
            <text:p>1435.332</text:p>
          </table:table-cell>
          <table:table-cell office:value-type="float" office:value="1434.6279999999999" table:style-name="ce1">
            <text:p>1434.628</text:p>
          </table:table-cell>
          <table:table-cell office:value-type="float" office:value="1410.239" table:style-name="ce1">
            <text:p>1410.239</text:p>
          </table:table-cell>
          <table:table-cell table:number-columns-repeated="16375"/>
        </table:table-row>
        <table:table-row table:style-name="ro2">
          <table:table-cell office:value-type="float" office:value="1431.5509999999999" table:style-name="ce1">
            <text:p>1431.551</text:p>
          </table:table-cell>
          <table:table-cell office:value-type="float" office:value="1422.87" table:style-name="ce1">
            <text:p>1422.87</text:p>
          </table:table-cell>
          <table:table-cell office:value-type="float" office:value="1518.049" table:style-name="ce1">
            <text:p>1518.049</text:p>
          </table:table-cell>
          <table:table-cell office:value-type="float" office:value="1512.6410000000001" table:style-name="ce1">
            <text:p>1512.641</text:p>
          </table:table-cell>
          <table:table-cell office:value-type="float" office:value="1369.0360000000001" table:style-name="ce1">
            <text:p>1369.036</text:p>
          </table:table-cell>
          <table:table-cell office:value-type="float" office:value="1437.242" table:style-name="ce1">
            <text:p>1437.242</text:p>
          </table:table-cell>
          <table:table-cell office:value-type="float" office:value="1524.124" table:style-name="ce1">
            <text:p>1524.124</text:p>
          </table:table-cell>
          <table:table-cell office:value-type="float" office:value="1516.9380000000001" table:style-name="ce1">
            <text:p>1516.938</text:p>
          </table:table-cell>
          <table:table-cell office:value-type="float" office:value="1440.92" table:style-name="ce1">
            <text:p>1440.92</text:p>
          </table:table-cell>
          <table:table-cell table:number-columns-repeated="16375"/>
        </table:table-row>
        <table:table-row table:style-name="ro2">
          <table:table-cell office:value-type="float" office:value="1536.6949999999999" table:style-name="ce1">
            <text:p>1536.695</text:p>
          </table:table-cell>
          <table:table-cell office:value-type="float" office:value="1524.0340000000001" table:style-name="ce1">
            <text:p>1524.034</text:p>
          </table:table-cell>
          <table:table-cell office:value-type="float" office:value="1536.9" table:style-name="ce1">
            <text:p>1536.9</text:p>
          </table:table-cell>
          <table:table-cell office:value-type="float" office:value="1529.21" table:style-name="ce1">
            <text:p>1529.21</text:p>
          </table:table-cell>
          <table:table-cell office:value-type="float" office:value="1445.104" table:style-name="ce1">
            <text:p>1445.104</text:p>
          </table:table-cell>
          <table:table-cell office:value-type="float" office:value="1527.461" table:style-name="ce1">
            <text:p>1527.461</text:p>
          </table:table-cell>
          <table:table-cell office:value-type="float" office:value="1532.8389999999999" table:style-name="ce1">
            <text:p>1532.839</text:p>
          </table:table-cell>
          <table:table-cell office:value-type="float" office:value="1525.7059999999999" table:style-name="ce1">
            <text:p>1525.706</text:p>
          </table:table-cell>
          <table:table-cell office:value-type="float" office:value="1539.261" table:style-name="ce1">
            <text:p>1539.261</text:p>
          </table:table-cell>
          <table:table-cell table:number-columns-repeated="16375"/>
        </table:table-row>
        <table:table-row table:style-name="ro2">
          <table:table-cell office:value-type="float" office:value="1560.1579999999999" table:style-name="ce1">
            <text:p>1560.158</text:p>
          </table:table-cell>
          <table:table-cell office:value-type="float" office:value="1535.7719999999999" table:style-name="ce1">
            <text:p>1535.772</text:p>
          </table:table-cell>
          <table:table-cell table:number-columns-repeated="2" table:style-name="ce1"/>
          <table:table-cell office:value-type="float" office:value="1547.739" table:style-name="ce1">
            <text:p>1547.739</text:p>
          </table:table-cell>
          <table:table-cell office:value-type="float" office:value="1537.979" table:style-name="ce1">
            <text:p>1537.979</text:p>
          </table:table-cell>
          <table:table-cell table:number-columns-repeated="2" table:style-name="ce1"/>
          <table:table-cell office:value-type="float" office:value="1552.6489999999999" table:style-name="ce1">
            <text:p>1552.649</text:p>
          </table:table-cell>
          <table:table-cell table:number-columns-repeated="16375"/>
        </table:table-row>
        <table:table-row table:style-name="ro2">
          <table:table-cell table:number-columns-repeated="4" table:style-name="ce1"/>
          <table:table-cell office:value-type="float" office:value="1557.9480000000001" table:style-name="ce1">
            <text:p>1557.948</text:p>
          </table:table-cell>
          <table:table-cell table:number-columns-repeated="16379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Sheet2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number-columns-spanned="9" table:number-rows-spanned="1" table:style-name="ce2">
            <text:p>Solution Frozen Frequencies (cm<text:span text:style-name="T2">-1</text:span>)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4" table:number-rows-spanned="1" table:style-name="ce2">
            <text:p>Meta</text:p>
          </table:table-cell>
          <table:covered-table-cell table:number-columns-repeated="3"/>
          <table:table-cell office:value-type="string" table:number-columns-spanned="4" table:number-rows-spanned="1" table:style-name="ce2">
            <text:p>Para</text:p>
          </table:table-cell>
          <table:covered-table-cell table:number-columns-repeated="3"/>
          <table:table-cell office:value-type="string" table:style-name="ce3">
            <text:p>Pure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luorine</text:p>
          </table:table-cell>
          <table:table-cell office:value-type="string" table:style-name="ce1">
            <text:p>Chlorine</text:p>
          </table:table-cell>
          <table:table-cell office:value-type="string" table:style-name="ce1">
            <text:p>Bromine</text:p>
          </table:table-cell>
          <table:table-cell office:value-type="string" table:style-name="ce1">
            <text:p>Iodine</text:p>
          </table:table-cell>
          <table:table-cell office:value-type="string" table:style-name="ce1">
            <text:p>Fluorine</text:p>
          </table:table-cell>
          <table:table-cell office:value-type="string" table:style-name="ce1">
            <text:p>Chlorine</text:p>
          </table:table-cell>
          <table:table-cell office:value-type="string" table:style-name="ce1">
            <text:p>Bromine</text:p>
          </table:table-cell>
          <table:table-cell office:value-type="string" table:style-name="ce1">
            <text:p>Iodine</text:p>
          </table:table-cell>
          <table:table-cell office:value-type="string" table:style-name="ce3">
            <text:p>C6H6S</text:p>
          </table:table-cell>
          <table:table-cell table:number-columns-repeated="16375"/>
        </table:table-row>
        <table:table-row table:style-name="ro2">
          <table:table-cell office:value-type="float" office:value="396.81200000000001" table:style-name="ce1">
            <text:p>396.812</text:p>
          </table:table-cell>
          <table:table-cell office:value-type="float" office:value="355.935" table:style-name="ce1">
            <text:p>355.935</text:p>
          </table:table-cell>
          <table:table-cell office:value-type="float" office:value="345.07400000000001" table:style-name="ce1">
            <text:p>345.074</text:p>
          </table:table-cell>
          <table:table-cell office:value-type="float" office:value="336.197" table:style-name="ce1">
            <text:p>336.197</text:p>
          </table:table-cell>
          <table:table-cell office:value-type="float" office:value="325.96300000000002" table:style-name="ce1">
            <text:p>325.963</text:p>
          </table:table-cell>
          <table:table-cell office:value-type="float" office:value="323.60000000000002" table:style-name="ce1">
            <text:p>323.6</text:p>
          </table:table-cell>
          <table:table-cell office:value-type="float" office:value="329.87099999999998" table:style-name="ce1">
            <text:p>329.871</text:p>
          </table:table-cell>
          <table:table-cell office:value-type="float" office:value="321.92599999999999" table:style-name="ce1">
            <text:p>321.926</text:p>
          </table:table-cell>
          <table:table-cell office:value-type="float" office:value="396.02" table:style-name="ce1">
            <text:p>396.02</text:p>
          </table:table-cell>
          <table:table-cell table:number-columns-repeated="16375"/>
        </table:table-row>
        <table:table-row table:style-name="ro2">
          <table:table-cell office:value-type="float" office:value="425.64699999999999" table:style-name="ce1">
            <text:p>425.647</text:p>
          </table:table-cell>
          <table:table-cell office:value-type="float" office:value="387.827" table:style-name="ce1">
            <text:p>387.827</text:p>
          </table:table-cell>
          <table:table-cell office:value-type="float" office:value="402.61500000000001" table:style-name="ce1">
            <text:p>402.615</text:p>
          </table:table-cell>
          <table:table-cell office:value-type="float" office:value="402.22" table:style-name="ce1">
            <text:p>402.22</text:p>
          </table:table-cell>
          <table:table-cell office:value-type="float" office:value="366.65100000000001" table:style-name="ce1">
            <text:p>366.651</text:p>
          </table:table-cell>
          <table:table-cell office:value-type="float" office:value="344.78500000000003" table:style-name="ce1">
            <text:p>344.785</text:p>
          </table:table-cell>
          <table:table-cell office:value-type="float" office:value="398.20299999999997" table:style-name="ce1">
            <text:p>398.203</text:p>
          </table:table-cell>
          <table:table-cell office:value-type="float" office:value="394.93799999999999" table:style-name="ce1">
            <text:p>394.938</text:p>
          </table:table-cell>
          <table:table-cell office:value-type="float" office:value="400.33" table:style-name="ce1">
            <text:p>400.33</text:p>
          </table:table-cell>
          <table:table-cell table:number-columns-repeated="16375"/>
        </table:table-row>
        <table:table-row table:style-name="ro2">
          <table:table-cell office:value-type="float" office:value="428.66199999999998" table:style-name="ce1">
            <text:p>428.662</text:p>
          </table:table-cell>
          <table:table-cell office:value-type="float" office:value="412.428" table:style-name="ce1">
            <text:p>412.428</text:p>
          </table:table-cell>
          <table:table-cell office:value-type="float" office:value="417.75400000000002" table:style-name="ce1">
            <text:p>417.754</text:p>
          </table:table-cell>
          <table:table-cell office:value-type="float" office:value="411.59" table:style-name="ce1">
            <text:p>411.59</text:p>
          </table:table-cell>
          <table:table-cell office:value-type="float" office:value="404.80099999999999" table:style-name="ce1">
            <text:p>404.801</text:p>
          </table:table-cell>
          <table:table-cell office:value-type="float" office:value="399.61099999999999" table:style-name="ce1">
            <text:p>399.611</text:p>
          </table:table-cell>
          <table:table-cell office:value-type="float" office:value="463.29300000000001" table:style-name="ce1">
            <text:p>463.293</text:p>
          </table:table-cell>
          <table:table-cell office:value-type="float" office:value="450.97300000000001" table:style-name="ce1">
            <text:p>450.973</text:p>
          </table:table-cell>
          <table:table-cell office:value-type="float" office:value="464.52600000000001" table:style-name="ce1">
            <text:p>464.526</text:p>
          </table:table-cell>
          <table:table-cell table:number-columns-repeated="16375"/>
        </table:table-row>
        <table:table-row table:style-name="ro2">
          <table:table-cell office:value-type="float" office:value="506.07400000000001" table:style-name="ce1">
            <text:p>506.074</text:p>
          </table:table-cell>
          <table:table-cell office:value-type="float" office:value="422.67" table:style-name="ce1">
            <text:p>422.67</text:p>
          </table:table-cell>
          <table:table-cell office:value-type="float" office:value="516.60799999999995" table:style-name="ce1">
            <text:p>516.608</text:p>
          </table:table-cell>
          <table:table-cell office:value-type="float" office:value="507.41899999999998" table:style-name="ce1">
            <text:p>507.419</text:p>
          </table:table-cell>
          <table:table-cell office:value-type="float" office:value="407.68900000000002" table:style-name="ce1">
            <text:p>407.689</text:p>
          </table:table-cell>
          <table:table-cell office:value-type="float" office:value="474.483" table:style-name="ce1">
            <text:p>474.483</text:p>
          </table:table-cell>
          <table:table-cell office:value-type="float" office:value="473.45400000000001" table:style-name="ce1">
            <text:p>473.454</text:p>
          </table:table-cell>
          <table:table-cell office:value-type="float" office:value="468.07299999999998" table:style-name="ce1">
            <text:p>468.073</text:p>
          </table:table-cell>
          <table:table-cell office:value-type="float" office:value="605.68100000000004" table:style-name="ce1">
            <text:p>605.681</text:p>
          </table:table-cell>
          <table:table-cell table:number-columns-repeated="16375"/>
        </table:table-row>
        <table:table-row table:style-name="ro2">
          <table:table-cell office:value-type="float" office:value="555.41200000000003" table:style-name="ce1">
            <text:p>555.412</text:p>
          </table:table-cell>
          <table:table-cell office:value-type="float" office:value="527.67399999999998" table:style-name="ce1">
            <text:p>527.674</text:p>
          </table:table-cell>
          <table:table-cell office:value-type="float" office:value="636.01199999999994" table:style-name="ce1">
            <text:p>636.012</text:p>
          </table:table-cell>
          <table:table-cell office:value-type="float" office:value="629.577" table:style-name="ce1">
            <text:p>629.577</text:p>
          </table:table-cell>
          <table:table-cell office:value-type="float" office:value="488.125" table:style-name="ce1">
            <text:p>488.125</text:p>
          </table:table-cell>
          <table:table-cell office:value-type="float" office:value="516.23099999999999" table:style-name="ce1">
            <text:p>516.231</text:p>
          </table:table-cell>
          <table:table-cell office:value-type="float" office:value="615.65499999999997" table:style-name="ce1">
            <text:p>615.655</text:p>
          </table:table-cell>
          <table:table-cell office:value-type="float" office:value="614.24" table:style-name="ce1">
            <text:p>614.24</text:p>
          </table:table-cell>
          <table:table-cell office:value-type="float" office:value="675.45899999999995" table:style-name="ce1">
            <text:p>675.459</text:p>
          </table:table-cell>
          <table:table-cell table:number-columns-repeated="16375"/>
        </table:table-row>
        <table:table-row table:style-name="ro2">
          <table:table-cell office:value-type="float" office:value="660.62699999999995" table:style-name="ce1">
            <text:p>660.627</text:p>
          </table:table-cell>
          <table:table-cell office:value-type="float" office:value="645.32799999999997" table:style-name="ce1">
            <text:p>645.328</text:p>
          </table:table-cell>
          <table:table-cell office:value-type="float" office:value="669.27700000000004" table:style-name="ce1">
            <text:p>669.277</text:p>
          </table:table-cell>
          <table:table-cell office:value-type="float" office:value="669.952" table:style-name="ce1">
            <text:p>669.952</text:p>
          </table:table-cell>
          <table:table-cell office:value-type="float" office:value="603.21" table:style-name="ce1">
            <text:p>603.21</text:p>
          </table:table-cell>
          <table:table-cell office:value-type="float" office:value="617.71500000000003" table:style-name="ce1">
            <text:p>617.715</text:p>
          </table:table-cell>
          <table:table-cell office:value-type="float" office:value="680.66200000000003" table:style-name="ce1">
            <text:p>680.662</text:p>
          </table:table-cell>
          <table:table-cell office:value-type="float" office:value="680.67899999999997" table:style-name="ce1">
            <text:p>680.679</text:p>
          </table:table-cell>
          <table:table-cell office:value-type="float" office:value="684.23900000000003" table:style-name="ce1">
            <text:p>684.239</text:p>
          </table:table-cell>
          <table:table-cell table:number-columns-repeated="16375"/>
        </table:table-row>
        <table:table-row table:style-name="ro2">
          <table:table-cell office:value-type="float" office:value="667.44899999999996" table:style-name="ce1">
            <text:p>667.449</text:p>
          </table:table-cell>
          <table:table-cell office:value-type="float" office:value="671.22199999999998" table:style-name="ce1">
            <text:p>671.222</text:p>
          </table:table-cell>
          <table:table-cell office:value-type="float" office:value="717.505" table:style-name="ce1">
            <text:p>717.505</text:p>
          </table:table-cell>
          <table:table-cell office:value-type="float" office:value="706.23099999999999" table:style-name="ce1">
            <text:p>706.231</text:p>
          </table:table-cell>
          <table:table-cell office:value-type="float" office:value="619.91999999999996" table:style-name="ce1">
            <text:p>619.92</text:p>
          </table:table-cell>
          <table:table-cell office:value-type="float" office:value="683.46600000000001" table:style-name="ce1">
            <text:p>683.466</text:p>
          </table:table-cell>
          <table:table-cell office:value-type="float" office:value="703.37800000000004" table:style-name="ce1">
            <text:p>703.378</text:p>
          </table:table-cell>
          <table:table-cell office:value-type="float" office:value="695.03800000000001" table:style-name="ce1">
            <text:p>695.038</text:p>
          </table:table-cell>
          <table:table-cell office:value-type="float" office:value="718.12199999999996" table:style-name="ce1">
            <text:p>718.122</text:p>
          </table:table-cell>
          <table:table-cell table:number-columns-repeated="16375"/>
        </table:table-row>
        <table:table-row table:style-name="ro2">
          <table:table-cell office:value-type="float" office:value="742.67200000000003" table:style-name="ce1">
            <text:p>742.672</text:p>
          </table:table-cell>
          <table:table-cell office:value-type="float" office:value="743.57899999999995" table:style-name="ce1">
            <text:p>743.579</text:p>
          </table:table-cell>
          <table:table-cell office:value-type="float" office:value="742.64800000000002" table:style-name="ce1">
            <text:p>742.648</text:p>
          </table:table-cell>
          <table:table-cell office:value-type="float" office:value="742.29399999999998" table:style-name="ce1">
            <text:p>742.294</text:p>
          </table:table-cell>
          <table:table-cell office:value-type="float" office:value="682.15200000000004" table:style-name="ce1">
            <text:p>682.152</text:p>
          </table:table-cell>
          <table:table-cell office:value-type="float" office:value="720.44100000000003" table:style-name="ce1">
            <text:p>720.441</text:p>
          </table:table-cell>
          <table:table-cell office:value-type="float" office:value="783.46199999999999" table:style-name="ce1">
            <text:p>783.462</text:p>
          </table:table-cell>
          <table:table-cell office:value-type="float" office:value="784.96" table:style-name="ce1">
            <text:p>784.96</text:p>
          </table:table-cell>
          <table:table-cell office:value-type="float" office:value="815.697" table:style-name="ce1">
            <text:p>815.697</text:p>
          </table:table-cell>
          <table:table-cell table:number-columns-repeated="16375"/>
        </table:table-row>
        <table:table-row table:style-name="ro2">
          <table:table-cell office:value-type="float" office:value="829.62900000000002" table:style-name="ce1">
            <text:p>829.629</text:p>
          </table:table-cell>
          <table:table-cell office:value-type="float" office:value="746.05399999999997" table:style-name="ce1">
            <text:p>746.054</text:p>
          </table:table-cell>
          <table:table-cell office:value-type="float" office:value="849.29700000000003" table:style-name="ce1">
            <text:p>849.297</text:p>
          </table:table-cell>
          <table:table-cell office:value-type="float" office:value="851.06399999999996" table:style-name="ce1">
            <text:p>851.064</text:p>
          </table:table-cell>
          <table:table-cell office:value-type="float" office:value="782.14400000000001" table:style-name="ce1">
            <text:p>782.144</text:p>
          </table:table-cell>
          <table:table-cell office:value-type="float" office:value="785.76499999999999" table:style-name="ce1">
            <text:p>785.765</text:p>
          </table:table-cell>
          <table:table-cell office:value-type="float" office:value="794.39200000000005" table:style-name="ce1">
            <text:p>794.392</text:p>
          </table:table-cell>
          <table:table-cell office:value-type="float" office:value="798.19200000000001" table:style-name="ce1">
            <text:p>798.192</text:p>
          </table:table-cell>
          <table:table-cell office:value-type="float" office:value="875.34500000000003" table:style-name="ce1">
            <text:p>875.345</text:p>
          </table:table-cell>
          <table:table-cell table:number-columns-repeated="16375"/>
        </table:table-row>
        <table:table-row table:style-name="ro2">
          <table:table-cell office:value-type="float" office:value="840.26900000000001" table:style-name="ce1">
            <text:p>840.269</text:p>
          </table:table-cell>
          <table:table-cell office:value-type="float" office:value="847.84699999999998" table:style-name="ce1">
            <text:p>847.847</text:p>
          </table:table-cell>
          <table:table-cell office:value-type="float" office:value="853.39300000000003" table:style-name="ce1">
            <text:p>853.393</text:p>
          </table:table-cell>
          <table:table-cell office:value-type="float" office:value="858.31100000000004" table:style-name="ce1">
            <text:p>858.311</text:p>
          </table:table-cell>
          <table:table-cell office:value-type="float" office:value="795.48500000000001" table:style-name="ce1">
            <text:p>795.485</text:p>
          </table:table-cell>
          <table:table-cell office:value-type="float" office:value="797.76099999999997" table:style-name="ce1">
            <text:p>797.761</text:p>
          </table:table-cell>
          <table:table-cell office:value-type="float" office:value="910.34" table:style-name="ce1">
            <text:p>910.34</text:p>
          </table:table-cell>
          <table:table-cell office:value-type="float" office:value="913.53300000000002" table:style-name="ce1">
            <text:p>913.533</text:p>
          </table:table-cell>
          <table:table-cell office:value-type="float" office:value="942.22500000000002" table:style-name="ce1">
            <text:p>942.225</text:p>
          </table:table-cell>
          <table:table-cell table:number-columns-repeated="16375"/>
        </table:table-row>
        <table:table-row table:style-name="ro2">
          <table:table-cell office:value-type="float" office:value="846.76599999999996" table:style-name="ce1">
            <text:p>846.766</text:p>
          </table:table-cell>
          <table:table-cell office:value-type="float" office:value="854.09299999999996" table:style-name="ce1">
            <text:p>854.093</text:p>
          </table:table-cell>
          <table:table-cell office:value-type="float" office:value="941.24900000000002" table:style-name="ce1">
            <text:p>941.249</text:p>
          </table:table-cell>
          <table:table-cell office:value-type="float" office:value="940.30899999999997" table:style-name="ce1">
            <text:p>940.309</text:p>
          </table:table-cell>
          <table:table-cell office:value-type="float" office:value="801.20299999999997" table:style-name="ce1">
            <text:p>801.203</text:p>
          </table:table-cell>
          <table:table-cell office:value-type="float" office:value="909.8" table:style-name="ce1">
            <text:p>909.8</text:p>
          </table:table-cell>
          <table:table-cell office:value-type="float" office:value="935.21400000000006" table:style-name="ce1">
            <text:p>935.214</text:p>
          </table:table-cell>
          <table:table-cell office:value-type="float" office:value="937.90099999999995" table:style-name="ce1">
            <text:p>937.901</text:p>
          </table:table-cell>
          <table:table-cell office:value-type="float" office:value="963.529" table:style-name="ce1">
            <text:p>963.529</text:p>
          </table:table-cell>
          <table:table-cell table:number-columns-repeated="16375"/>
        </table:table-row>
        <table:table-row table:style-name="ro2">
          <table:table-cell office:value-type="float" office:value="936.37" table:style-name="ce1">
            <text:p>936.37</text:p>
          </table:table-cell>
          <table:table-cell office:value-type="float" office:value="941.78099999999995" table:style-name="ce1">
            <text:p>941.781</text:p>
          </table:table-cell>
          <table:table-cell office:value-type="float" office:value="972.529" table:style-name="ce1">
            <text:p>972.529</text:p>
          </table:table-cell>
          <table:table-cell office:value-type="float" office:value="970.476" table:style-name="ce1">
            <text:p>970.476</text:p>
          </table:table-cell>
          <table:table-cell office:value-type="float" office:value="901.45799999999997" table:style-name="ce1">
            <text:p>901.458</text:p>
          </table:table-cell>
          <table:table-cell office:value-type="float" office:value="935.91899999999998" table:style-name="ce1">
            <text:p>935.919</text:p>
          </table:table-cell>
          <table:table-cell office:value-type="float" office:value="981.846" table:style-name="ce1">
            <text:p>981.846</text:p>
          </table:table-cell>
          <table:table-cell office:value-type="float" office:value="976.452" table:style-name="ce1">
            <text:p>976.452</text:p>
          </table:table-cell>
          <table:table-cell office:value-type="float" office:value="979.226" table:style-name="ce1">
            <text:p>979.226</text:p>
          </table:table-cell>
          <table:table-cell table:number-columns-repeated="16375"/>
        </table:table-row>
        <table:table-row table:style-name="ro2">
          <table:table-cell office:value-type="float" office:value="979.01099999999997" table:style-name="ce1">
            <text:p>979.011</text:p>
          </table:table-cell>
          <table:table-cell office:value-type="float" office:value="974.78499999999997" table:style-name="ce1">
            <text:p>974.785</text:p>
          </table:table-cell>
          <table:table-cell office:value-type="float" office:value="1036.396" table:style-name="ce1">
            <text:p>1036.396</text:p>
          </table:table-cell>
          <table:table-cell office:value-type="float" office:value="1029.26" table:style-name="ce1">
            <text:p>1029.26</text:p>
          </table:table-cell>
          <table:table-cell office:value-type="float" office:value="927.48500000000001" table:style-name="ce1">
            <text:p>927.485</text:p>
          </table:table-cell>
          <table:table-cell office:value-type="float" office:value="988.07100000000003" table:style-name="ce1">
            <text:p>988.071</text:p>
          </table:table-cell>
          <table:table-cell office:value-type="float" office:value="1035.184" table:style-name="ce1">
            <text:p>1035.184</text:p>
          </table:table-cell>
          <table:table-cell office:value-type="float" office:value="1029.6500000000001" table:style-name="ce1">
            <text:p>1029.65</text:p>
          </table:table-cell>
          <table:table-cell office:value-type="float" office:value="1008.277" table:style-name="ce1">
            <text:p>1008.277</text:p>
          </table:table-cell>
          <table:table-cell table:number-columns-repeated="16375"/>
        </table:table-row>
        <table:table-row table:style-name="ro2">
          <table:table-cell office:value-type="float" office:value="1032.867" table:style-name="ce1">
            <text:p>1032.867</text:p>
          </table:table-cell>
          <table:table-cell office:value-type="float" office:value="1042.655" table:style-name="ce1">
            <text:p>1042.655</text:p>
          </table:table-cell>
          <table:table-cell office:value-type="float" office:value="1051.7370000000001" table:style-name="ce1">
            <text:p>1051.737</text:p>
          </table:table-cell>
          <table:table-cell office:value-type="float" office:value="1052.69" table:style-name="ce1">
            <text:p>1052.69</text:p>
          </table:table-cell>
          <table:table-cell office:value-type="float" office:value="993.952" table:style-name="ce1">
            <text:p>993.952</text:p>
          </table:table-cell>
          <table:table-cell office:value-type="float" office:value="1041.0039999999999" table:style-name="ce1">
            <text:p>1041.004</text:p>
          </table:table-cell>
          <table:table-cell office:value-type="float" office:value="1048.242" table:style-name="ce1">
            <text:p>1048.242</text:p>
          </table:table-cell>
          <table:table-cell office:value-type="float" office:value="1048.367" table:style-name="ce1">
            <text:p>1048.367</text:p>
          </table:table-cell>
          <table:table-cell office:value-type="float" office:value="1046.115" table:style-name="ce1">
            <text:p>1046.115</text:p>
          </table:table-cell>
          <table:table-cell table:number-columns-repeated="16375"/>
        </table:table-row>
        <table:table-row table:style-name="ro2">
          <table:table-cell office:value-type="float" office:value="1064.2159999999999" table:style-name="ce1">
            <text:p>1064.216</text:p>
          </table:table-cell>
          <table:table-cell office:value-type="float" office:value="1055.6010000000001" table:style-name="ce1">
            <text:p>1055.601</text:p>
          </table:table-cell>
          <table:table-cell office:value-type="float" office:value="1074.0889999999999" table:style-name="ce1">
            <text:p>1074.089</text:p>
          </table:table-cell>
          <table:table-cell office:value-type="float" office:value="1076.7629999999999" table:style-name="ce1">
            <text:p>1076.763</text:p>
          </table:table-cell>
          <table:table-cell office:value-type="float" office:value="1042.2619999999999" table:style-name="ce1">
            <text:p>1042.262</text:p>
          </table:table-cell>
          <table:table-cell office:value-type="float" office:value="1058.135" table:style-name="ce1">
            <text:p>1058.135</text:p>
          </table:table-cell>
          <table:table-cell office:value-type="float" office:value="1080.5719999999999" table:style-name="ce1">
            <text:p>1080.572</text:p>
          </table:table-cell>
          <table:table-cell office:value-type="float" office:value="1081.7270000000001" table:style-name="ce1">
            <text:p>1081.727</text:p>
          </table:table-cell>
          <table:table-cell office:value-type="float" office:value="1057.2270000000001" table:style-name="ce1">
            <text:p>1057.227</text:p>
          </table:table-cell>
          <table:table-cell table:number-columns-repeated="16375"/>
        </table:table-row>
        <table:table-row table:style-name="ro2">
          <table:table-cell office:value-type="float" office:value="1128.835" table:style-name="ce1">
            <text:p>1128.835</text:p>
          </table:table-cell>
          <table:table-cell office:value-type="float" office:value="1078.8050000000001" table:style-name="ce1">
            <text:p>1078.805</text:p>
          </table:table-cell>
          <table:table-cell office:value-type="float" office:value="1139.1469999999999" table:style-name="ce1">
            <text:p>1139.147</text:p>
          </table:table-cell>
          <table:table-cell office:value-type="float" office:value="1144.202" table:style-name="ce1">
            <text:p>1144.202</text:p>
          </table:table-cell>
          <table:table-cell office:value-type="float" office:value="1072.1659999999999" table:style-name="ce1">
            <text:p>1072.166</text:p>
          </table:table-cell>
          <table:table-cell office:value-type="float" office:value="1080.877" table:style-name="ce1">
            <text:p>1080.877</text:p>
          </table:table-cell>
          <table:table-cell office:value-type="float" office:value="1150.903" table:style-name="ce1">
            <text:p>1150.903</text:p>
          </table:table-cell>
          <table:table-cell office:value-type="float" office:value="1156.2729999999999" table:style-name="ce1">
            <text:p>1156.273</text:p>
          </table:table-cell>
          <table:table-cell office:value-type="float" office:value="1134.9449999999999" table:style-name="ce1">
            <text:p>1134.945</text:p>
          </table:table-cell>
          <table:table-cell table:number-columns-repeated="16375"/>
        </table:table-row>
        <table:table-row table:style-name="ro2">
          <table:table-cell office:value-type="float" office:value="1161.8320000000001" table:style-name="ce1">
            <text:p>1161.832</text:p>
          </table:table-cell>
          <table:table-cell office:value-type="float" office:value="1138.3889999999999" table:style-name="ce1">
            <text:p>1138.389</text:p>
          </table:table-cell>
          <table:table-cell office:value-type="float" office:value="1246.944" table:style-name="ce1">
            <text:p>1246.944</text:p>
          </table:table-cell>
          <table:table-cell office:value-type="float" office:value="1251.442" table:style-name="ce1">
            <text:p>1251.442</text:p>
          </table:table-cell>
          <table:table-cell office:value-type="float" office:value="1127.7190000000001" table:style-name="ce1">
            <text:p>1127.719</text:p>
          </table:table-cell>
          <table:table-cell office:value-type="float" office:value="1149.5250000000001" table:style-name="ce1">
            <text:p>1149.525</text:p>
          </table:table-cell>
          <table:table-cell office:value-type="float" office:value="1261.6769999999999" table:style-name="ce1">
            <text:p>1261.677</text:p>
          </table:table-cell>
          <table:table-cell office:value-type="float" office:value="1263.787" table:style-name="ce1">
            <text:p>1263.787</text:p>
          </table:table-cell>
          <table:table-cell office:value-type="float" office:value="1151.931" table:style-name="ce1">
            <text:p>1151.931</text:p>
          </table:table-cell>
          <table:table-cell table:number-columns-repeated="16375"/>
        </table:table-row>
        <table:table-row table:style-name="ro2">
          <table:table-cell office:value-type="float" office:value="1239.4880000000001" table:style-name="ce1">
            <text:p>1239.488</text:p>
          </table:table-cell>
          <table:table-cell office:value-type="float" office:value="1245.568" table:style-name="ce1">
            <text:p>1245.568</text:p>
          </table:table-cell>
          <table:table-cell office:value-type="float" office:value="1299.45" table:style-name="ce1">
            <text:p>1299.45</text:p>
          </table:table-cell>
          <table:table-cell office:value-type="float" office:value="1296.9829999999999" table:style-name="ce1">
            <text:p>1296.983</text:p>
          </table:table-cell>
          <table:table-cell office:value-type="float" office:value="1166.335" table:style-name="ce1">
            <text:p>1166.335</text:p>
          </table:table-cell>
          <table:table-cell office:value-type="float" office:value="1261.5909999999999" table:style-name="ce1">
            <text:p>1261.591</text:p>
          </table:table-cell>
          <table:table-cell office:value-type="float" office:value="1286.0550000000001" table:style-name="ce1">
            <text:p>1286.055</text:p>
          </table:table-cell>
          <table:table-cell office:value-type="float" office:value="1284.5029999999999" table:style-name="ce1">
            <text:p>1284.503</text:p>
          </table:table-cell>
          <table:table-cell office:value-type="float" office:value="1269.028" table:style-name="ce1">
            <text:p>1269.028</text:p>
          </table:table-cell>
          <table:table-cell table:number-columns-repeated="16375"/>
        </table:table-row>
        <table:table-row table:style-name="ro2">
          <table:table-cell office:value-type="float" office:value="1312.75" table:style-name="ce1">
            <text:p>1312.75</text:p>
          </table:table-cell>
          <table:table-cell office:value-type="float" office:value="1302.8779999999999" table:style-name="ce1">
            <text:p>1302.878</text:p>
          </table:table-cell>
          <table:table-cell office:value-type="float" office:value="1371.8520000000001" table:style-name="ce1">
            <text:p>1371.852</text:p>
          </table:table-cell>
          <table:table-cell office:value-type="float" office:value="1367.192" table:style-name="ce1">
            <text:p>1367.192</text:p>
          </table:table-cell>
          <table:table-cell office:value-type="float" office:value="1257.2570000000001" table:style-name="ce1">
            <text:p>1257.257</text:p>
          </table:table-cell>
          <table:table-cell office:value-type="float" office:value="1285.7850000000001" table:style-name="ce1">
            <text:p>1285.785</text:p>
          </table:table-cell>
          <table:table-cell office:value-type="float" office:value="1357.6980000000001" table:style-name="ce1">
            <text:p>1357.698</text:p>
          </table:table-cell>
          <table:table-cell office:value-type="float" office:value="1354.4010000000001" table:style-name="ce1">
            <text:p>1354.401</text:p>
          </table:table-cell>
          <table:table-cell office:value-type="float" office:value="1309.9090000000001" table:style-name="ce1">
            <text:p>1309.909</text:p>
          </table:table-cell>
          <table:table-cell table:number-columns-repeated="16375"/>
        </table:table-row>
        <table:table-row table:style-name="ro2">
          <table:table-cell office:value-type="float" office:value="1388.4870000000001" table:style-name="ce1">
            <text:p>1388.487</text:p>
          </table:table-cell>
          <table:table-cell office:value-type="float" office:value="1372.6880000000001" table:style-name="ce1">
            <text:p>1372.688</text:p>
          </table:table-cell>
          <table:table-cell office:value-type="float" office:value="1419.692" table:style-name="ce1">
            <text:p>1419.692</text:p>
          </table:table-cell>
          <table:table-cell office:value-type="float" office:value="1418.586" table:style-name="ce1">
            <text:p>1418.586</text:p>
          </table:table-cell>
          <table:table-cell office:value-type="float" office:value="1294.9490000000001" table:style-name="ce1">
            <text:p>1294.949</text:p>
          </table:table-cell>
          <table:table-cell office:value-type="float" office:value="1363.9580000000001" table:style-name="ce1">
            <text:p>1363.958</text:p>
          </table:table-cell>
          <table:table-cell office:value-type="float" office:value="1434.961" table:style-name="ce1">
            <text:p>1434.961</text:p>
          </table:table-cell>
          <table:table-cell office:value-type="float" office:value="1434.1880000000001" table:style-name="ce1">
            <text:p>1434.188</text:p>
          </table:table-cell>
          <table:table-cell office:value-type="float" office:value="1410.87" table:style-name="ce1">
            <text:p>1410.87</text:p>
          </table:table-cell>
          <table:table-cell table:number-columns-repeated="16375"/>
        </table:table-row>
        <table:table-row table:style-name="ro2">
          <table:table-cell office:value-type="float" office:value="1432.0250000000001" table:style-name="ce1">
            <text:p>1432.025</text:p>
          </table:table-cell>
          <table:table-cell office:value-type="float" office:value="1422.6010000000001" table:style-name="ce1">
            <text:p>1422.601</text:p>
          </table:table-cell>
          <table:table-cell office:value-type="float" office:value="1516.203" table:style-name="ce1">
            <text:p>1516.203</text:p>
          </table:table-cell>
          <table:table-cell office:value-type="float" office:value="1514.1959999999999" table:style-name="ce1">
            <text:p>1514.196</text:p>
          </table:table-cell>
          <table:table-cell office:value-type="float" office:value="1370.549" table:style-name="ce1">
            <text:p>1370.549</text:p>
          </table:table-cell>
          <table:table-cell office:value-type="float" office:value="1436.9059999999999" table:style-name="ce1">
            <text:p>1436.906</text:p>
          </table:table-cell>
          <table:table-cell office:value-type="float" office:value="1525.749" table:style-name="ce1">
            <text:p>1525.749</text:p>
          </table:table-cell>
          <table:table-cell office:value-type="float" office:value="1517.223" table:style-name="ce1">
            <text:p>1517.223</text:p>
          </table:table-cell>
          <table:table-cell office:value-type="float" office:value="1441.241" table:style-name="ce1">
            <text:p>1441.241</text:p>
          </table:table-cell>
          <table:table-cell table:number-columns-repeated="16375"/>
        </table:table-row>
        <table:table-row table:style-name="ro2">
          <table:table-cell office:value-type="float" office:value="1538.1020000000001" table:style-name="ce1">
            <text:p>1538.102</text:p>
          </table:table-cell>
          <table:table-cell office:value-type="float" office:value="1523.1010000000001" table:style-name="ce1">
            <text:p>1523.101</text:p>
          </table:table-cell>
          <table:table-cell office:value-type="float" office:value="1535.4190000000001" table:style-name="ce1">
            <text:p>1535.419</text:p>
          </table:table-cell>
          <table:table-cell office:value-type="float" office:value="1528.9939999999999" table:style-name="ce1">
            <text:p>1528.994</text:p>
          </table:table-cell>
          <table:table-cell office:value-type="float" office:value="1445.0340000000001" table:style-name="ce1">
            <text:p>1445.034</text:p>
          </table:table-cell>
          <table:table-cell office:value-type="float" office:value="1527.84" table:style-name="ce1">
            <text:p>1527.84</text:p>
          </table:table-cell>
          <table:table-cell office:value-type="float" office:value="1530.9770000000001" table:style-name="ce1">
            <text:p>1530.977</text:p>
          </table:table-cell>
          <table:table-cell office:value-type="float" office:value="1526.076" table:style-name="ce1">
            <text:p>1526.076</text:p>
          </table:table-cell>
          <table:table-cell office:value-type="float" office:value="1541.1010000000001" table:style-name="ce1">
            <text:p>1541.101</text:p>
          </table:table-cell>
          <table:table-cell table:number-columns-repeated="16375"/>
        </table:table-row>
        <table:table-row table:style-name="ro2">
          <table:table-cell office:value-type="float" office:value="1558.5909999999999" table:style-name="ce1">
            <text:p>1558.591</text:p>
          </table:table-cell>
          <table:table-cell office:value-type="float" office:value="1536.125" table:style-name="ce1">
            <text:p>1536.125</text:p>
          </table:table-cell>
          <table:table-cell table:number-columns-repeated="2" table:style-name="ce1"/>
          <table:table-cell office:value-type="float" office:value="1549.9369999999999" table:style-name="ce1">
            <text:p>1549.937</text:p>
          </table:table-cell>
          <table:table-cell office:value-type="float" office:value="1537.81" table:style-name="ce1">
            <text:p>1537.81</text:p>
          </table:table-cell>
          <table:table-cell table:number-columns-repeated="2" table:style-name="ce1"/>
          <table:table-cell office:value-type="float" office:value="1552.884" table:style-name="ce1">
            <text:p>1552.884</text:p>
          </table:table-cell>
          <table:table-cell table:number-columns-repeated="16375"/>
        </table:table-row>
        <table:table-row table:style-name="ro2">
          <table:table-cell table:number-columns-repeated="4" table:style-name="ce1"/>
          <table:table-cell office:value-type="float" office:value="1559.2239999999999" table:style-name="ce1">
            <text:p>1559.224</text:p>
          </table:table-cell>
          <table:table-cell table:number-columns-repeated="16379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Sheet3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number-columns-spanned="9" table:number-rows-spanned="1" table:style-name="ce2">
            <text:p>Vacuum All Electron Frequencies (cm<text:span text:style-name="T2">-1</text:span>)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4" table:number-rows-spanned="1" table:style-name="ce2">
            <text:p>Meta</text:p>
          </table:table-cell>
          <table:covered-table-cell table:number-columns-repeated="3"/>
          <table:table-cell office:value-type="string" table:number-columns-spanned="4" table:number-rows-spanned="1" table:style-name="ce2">
            <text:p>Para</text:p>
          </table:table-cell>
          <table:covered-table-cell table:number-columns-repeated="3"/>
          <table:table-cell office:value-type="string" table:style-name="ce3">
            <text:p>Pure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luorine</text:p>
          </table:table-cell>
          <table:table-cell office:value-type="string" table:style-name="ce1">
            <text:p>Chlorine</text:p>
          </table:table-cell>
          <table:table-cell office:value-type="string" table:style-name="ce1">
            <text:p>Bromine</text:p>
          </table:table-cell>
          <table:table-cell office:value-type="string" table:style-name="ce1">
            <text:p>Iodine</text:p>
          </table:table-cell>
          <table:table-cell office:value-type="string" table:style-name="ce1">
            <text:p>Fluorine</text:p>
          </table:table-cell>
          <table:table-cell office:value-type="string" table:style-name="ce1">
            <text:p>Chlorine</text:p>
          </table:table-cell>
          <table:table-cell office:value-type="string" table:style-name="ce1">
            <text:p>Bromine</text:p>
          </table:table-cell>
          <table:table-cell office:value-type="string" table:style-name="ce1">
            <text:p>Iodine</text:p>
          </table:table-cell>
          <table:table-cell office:value-type="string" table:style-name="ce3">
            <text:p>C6H6S</text:p>
          </table:table-cell>
          <table:table-cell table:number-columns-repeated="16375"/>
        </table:table-row>
        <table:table-row table:style-name="ro2">
          <table:table-cell office:value-type="float" office:value="394.57100000000003" table:style-name="ce1">
            <text:p>394.571</text:p>
          </table:table-cell>
          <table:table-cell office:value-type="float" office:value="356.27300000000002" table:style-name="ce1">
            <text:p>356.273</text:p>
          </table:table-cell>
          <table:table-cell office:value-type="float" office:value="347.05700000000002" table:style-name="ce1">
            <text:p>347.057</text:p>
          </table:table-cell>
          <table:table-cell office:value-type="float" office:value="337.697" table:style-name="ce1">
            <text:p>337.697</text:p>
          </table:table-cell>
          <table:table-cell office:value-type="float" office:value="327.15300000000002" table:style-name="ce1">
            <text:p>327.153</text:p>
          </table:table-cell>
          <table:table-cell office:value-type="float" office:value="323.41699999999997" table:style-name="ce1">
            <text:p>323.417</text:p>
          </table:table-cell>
          <table:table-cell office:value-type="float" office:value="329.92899999999997" table:style-name="ce1">
            <text:p>329.929</text:p>
          </table:table-cell>
          <table:table-cell office:value-type="float" office:value="323.00099999999998" table:style-name="ce1">
            <text:p>323.001</text:p>
          </table:table-cell>
          <table:table-cell office:value-type="float" office:value="301.95499999999998" table:style-name="ce1">
            <text:p>301.955</text:p>
          </table:table-cell>
          <table:table-cell table:number-columns-repeated="16375"/>
        </table:table-row>
        <table:table-row table:style-name="ro2">
          <table:table-cell office:value-type="float" office:value="425.64499999999998" table:style-name="ce1">
            <text:p>425.645</text:p>
          </table:table-cell>
          <table:table-cell office:value-type="float" office:value="387.13" table:style-name="ce1">
            <text:p>387.13</text:p>
          </table:table-cell>
          <table:table-cell office:value-type="float" office:value="401.577" table:style-name="ce1">
            <text:p>401.577</text:p>
          </table:table-cell>
          <table:table-cell office:value-type="float" office:value="400.79" table:style-name="ce1">
            <text:p>400.79</text:p>
          </table:table-cell>
          <table:table-cell office:value-type="float" office:value="365.51" table:style-name="ce1">
            <text:p>365.51</text:p>
          </table:table-cell>
          <table:table-cell office:value-type="float" office:value="344.77100000000002" table:style-name="ce1">
            <text:p>344.771</text:p>
          </table:table-cell>
          <table:table-cell office:value-type="float" office:value="399.029" table:style-name="ce1">
            <text:p>399.029</text:p>
          </table:table-cell>
          <table:table-cell office:value-type="float" office:value="394.85500000000002" table:style-name="ce1">
            <text:p>394.855</text:p>
          </table:table-cell>
          <table:table-cell office:value-type="float" office:value="396.63799999999998" table:style-name="ce1">
            <text:p>396.638</text:p>
          </table:table-cell>
          <table:table-cell table:number-columns-repeated="16375"/>
        </table:table-row>
        <table:table-row table:style-name="ro2">
          <table:table-cell office:value-type="float" office:value="432.61399999999998" table:style-name="ce1">
            <text:p>432.614</text:p>
          </table:table-cell>
          <table:table-cell office:value-type="float" office:value="411.71300000000002" table:style-name="ce1">
            <text:p>411.713</text:p>
          </table:table-cell>
          <table:table-cell office:value-type="float" office:value="416.24099999999999" table:style-name="ce1">
            <text:p>416.241</text:p>
          </table:table-cell>
          <table:table-cell office:value-type="float" office:value="412.55900000000003" table:style-name="ce1">
            <text:p>412.559</text:p>
          </table:table-cell>
          <table:table-cell office:value-type="float" office:value="404.44499999999999" table:style-name="ce1">
            <text:p>404.445</text:p>
          </table:table-cell>
          <table:table-cell office:value-type="float" office:value="400.113" table:style-name="ce1">
            <text:p>400.113</text:p>
          </table:table-cell>
          <table:table-cell office:value-type="float" office:value="465.62200000000001" table:style-name="ce1">
            <text:p>465.622</text:p>
          </table:table-cell>
          <table:table-cell office:value-type="float" office:value="450.01900000000001" table:style-name="ce1">
            <text:p>450.019</text:p>
          </table:table-cell>
          <table:table-cell office:value-type="float" office:value="399.70100000000002" table:style-name="ce1">
            <text:p>399.701</text:p>
          </table:table-cell>
          <table:table-cell table:number-columns-repeated="16375"/>
        </table:table-row>
        <table:table-row table:style-name="ro2">
          <table:table-cell office:value-type="float" office:value="507.98200000000003" table:style-name="ce1">
            <text:p>507.982</text:p>
          </table:table-cell>
          <table:table-cell office:value-type="float" office:value="423.63" table:style-name="ce1">
            <text:p>423.63</text:p>
          </table:table-cell>
          <table:table-cell office:value-type="float" office:value="517.447" table:style-name="ce1">
            <text:p>517.447</text:p>
          </table:table-cell>
          <table:table-cell office:value-type="float" office:value="507.93400000000003" table:style-name="ce1">
            <text:p>507.934</text:p>
          </table:table-cell>
          <table:table-cell office:value-type="float" office:value="408.00400000000002" table:style-name="ce1">
            <text:p>408.004</text:p>
          </table:table-cell>
          <table:table-cell office:value-type="float" office:value="475.46100000000001" table:style-name="ce1">
            <text:p>475.461</text:p>
          </table:table-cell>
          <table:table-cell office:value-type="float" office:value="475.98599999999999" table:style-name="ce1">
            <text:p>475.986</text:p>
          </table:table-cell>
          <table:table-cell office:value-type="float" office:value="467.38799999999998" table:style-name="ce1">
            <text:p>467.388</text:p>
          </table:table-cell>
          <table:table-cell office:value-type="float" office:value="465.78199999999998" table:style-name="ce1">
            <text:p>465.782</text:p>
          </table:table-cell>
          <table:table-cell table:number-columns-repeated="16375"/>
        </table:table-row>
        <table:table-row table:style-name="ro2">
          <table:table-cell office:value-type="float" office:value="560.71900000000005" table:style-name="ce1">
            <text:p>560.719</text:p>
          </table:table-cell>
          <table:table-cell office:value-type="float" office:value="529.346" table:style-name="ce1">
            <text:p>529.346</text:p>
          </table:table-cell>
          <table:table-cell office:value-type="float" office:value="639.21699999999998" table:style-name="ce1">
            <text:p>639.217</text:p>
          </table:table-cell>
          <table:table-cell office:value-type="float" office:value="633.02499999999998" table:style-name="ce1">
            <text:p>633.025</text:p>
          </table:table-cell>
          <table:table-cell office:value-type="float" office:value="490.90100000000001" table:style-name="ce1">
            <text:p>490.901</text:p>
          </table:table-cell>
          <table:table-cell office:value-type="float" office:value="516.37800000000004" table:style-name="ce1">
            <text:p>516.378</text:p>
          </table:table-cell>
          <table:table-cell office:value-type="float" office:value="617.83399999999995" table:style-name="ce1">
            <text:p>617.834</text:p>
          </table:table-cell>
          <table:table-cell office:value-type="float" office:value="616.64400000000001" table:style-name="ce1">
            <text:p>616.644</text:p>
          </table:table-cell>
          <table:table-cell office:value-type="float" office:value="608.96" table:style-name="ce1">
            <text:p>608.96</text:p>
          </table:table-cell>
          <table:table-cell table:number-columns-repeated="16375"/>
        </table:table-row>
        <table:table-row table:style-name="ro2">
          <table:table-cell office:value-type="float" office:value="662.11500000000001" table:style-name="ce1">
            <text:p>662.115</text:p>
          </table:table-cell>
          <table:table-cell office:value-type="float" office:value="647.471" table:style-name="ce1">
            <text:p>647.471</text:p>
          </table:table-cell>
          <table:table-cell office:value-type="float" office:value="668.28200000000004" table:style-name="ce1">
            <text:p>668.282</text:p>
          </table:table-cell>
          <table:table-cell office:value-type="float" office:value="669.00099999999998" table:style-name="ce1">
            <text:p>669.001</text:p>
          </table:table-cell>
          <table:table-cell office:value-type="float" office:value="603.55899999999997" table:style-name="ce1">
            <text:p>603.559</text:p>
          </table:table-cell>
          <table:table-cell office:value-type="float" office:value="620.32100000000003" table:style-name="ce1">
            <text:p>620.321</text:p>
          </table:table-cell>
          <table:table-cell office:value-type="float" office:value="678.12300000000005" table:style-name="ce1">
            <text:p>678.123</text:p>
          </table:table-cell>
          <table:table-cell office:value-type="float" office:value="675.98" table:style-name="ce1">
            <text:p>675.98</text:p>
          </table:table-cell>
          <table:table-cell office:value-type="float" office:value="677.14300000000003" table:style-name="ce1">
            <text:p>677.143</text:p>
          </table:table-cell>
          <table:table-cell table:number-columns-repeated="16375"/>
        </table:table-row>
        <table:table-row table:style-name="ro2">
          <table:table-cell office:value-type="float" office:value="670.75199999999995" table:style-name="ce1">
            <text:p>670.752</text:p>
          </table:table-cell>
          <table:table-cell office:value-type="float" office:value="671.58" table:style-name="ce1">
            <text:p>671.58</text:p>
          </table:table-cell>
          <table:table-cell office:value-type="float" office:value="725.61599999999999" table:style-name="ce1">
            <text:p>725.616</text:p>
          </table:table-cell>
          <table:table-cell office:value-type="float" office:value="710.12300000000005" table:style-name="ce1">
            <text:p>710.123</text:p>
          </table:table-cell>
          <table:table-cell office:value-type="float" office:value="622.38699999999994" table:style-name="ce1">
            <text:p>622.387</text:p>
          </table:table-cell>
          <table:table-cell office:value-type="float" office:value="680.34400000000005" table:style-name="ce1">
            <text:p>680.344</text:p>
          </table:table-cell>
          <table:table-cell office:value-type="float" office:value="708.58600000000001" table:style-name="ce1">
            <text:p>708.586</text:p>
          </table:table-cell>
          <table:table-cell office:value-type="float" office:value="697.58199999999999" table:style-name="ce1">
            <text:p>697.582</text:p>
          </table:table-cell>
          <table:table-cell office:value-type="float" office:value="684.77200000000005" table:style-name="ce1">
            <text:p>684.772</text:p>
          </table:table-cell>
          <table:table-cell table:number-columns-repeated="16375"/>
        </table:table-row>
        <table:table-row table:style-name="ro2">
          <table:table-cell office:value-type="float" office:value="751.01" table:style-name="ce1">
            <text:p>751.01</text:p>
          </table:table-cell>
          <table:table-cell office:value-type="float" office:value="749.72699999999998" table:style-name="ce1">
            <text:p>749.727</text:p>
          </table:table-cell>
          <table:table-cell office:value-type="float" office:value="746.07500000000005" table:style-name="ce1">
            <text:p>746.075</text:p>
          </table:table-cell>
          <table:table-cell office:value-type="float" office:value="744.99400000000003" table:style-name="ce1">
            <text:p>744.994</text:p>
          </table:table-cell>
          <table:table-cell office:value-type="float" office:value="680.50199999999995" table:style-name="ce1">
            <text:p>680.502</text:p>
          </table:table-cell>
          <table:table-cell office:value-type="float" office:value="724.04300000000001" table:style-name="ce1">
            <text:p>724.043</text:p>
          </table:table-cell>
          <table:table-cell office:value-type="float" office:value="790.53499999999997" table:style-name="ce1">
            <text:p>790.535</text:p>
          </table:table-cell>
          <table:table-cell office:value-type="float" office:value="786.40499999999997" table:style-name="ce1">
            <text:p>786.405</text:p>
          </table:table-cell>
          <table:table-cell office:value-type="float" office:value="721.35799999999995" table:style-name="ce1">
            <text:p>721.358</text:p>
          </table:table-cell>
          <table:table-cell table:number-columns-repeated="16375"/>
        </table:table-row>
        <table:table-row table:style-name="ro2">
          <table:table-cell office:value-type="float" office:value="836.47400000000005" table:style-name="ce1">
            <text:p>836.474</text:p>
          </table:table-cell>
          <table:table-cell office:value-type="float" office:value="749.90700000000004" table:style-name="ce1">
            <text:p>749.907</text:p>
          </table:table-cell>
          <table:table-cell office:value-type="float" office:value="850.86800000000005" table:style-name="ce1">
            <text:p>850.868</text:p>
          </table:table-cell>
          <table:table-cell office:value-type="float" office:value="855.00699999999995" table:style-name="ce1">
            <text:p>855.007</text:p>
          </table:table-cell>
          <table:table-cell office:value-type="float" office:value="786.96600000000001" table:style-name="ce1">
            <text:p>786.966</text:p>
          </table:table-cell>
          <table:table-cell office:value-type="float" office:value="791.89599999999996" table:style-name="ce1">
            <text:p>791.896</text:p>
          </table:table-cell>
          <table:table-cell office:value-type="float" office:value="801.32500000000005" table:style-name="ce1">
            <text:p>801.325</text:p>
          </table:table-cell>
          <table:table-cell office:value-type="float" office:value="800.077" table:style-name="ce1">
            <text:p>800.077</text:p>
          </table:table-cell>
          <table:table-cell office:value-type="float" office:value="817.53399999999999" table:style-name="ce1">
            <text:p>817.534</text:p>
          </table:table-cell>
          <table:table-cell table:number-columns-repeated="16375"/>
        </table:table-row>
        <table:table-row table:style-name="ro2">
          <table:table-cell office:value-type="float" office:value="845.89300000000003" table:style-name="ce1">
            <text:p>845.893</text:p>
          </table:table-cell>
          <table:table-cell office:value-type="float" office:value="850.98699999999997" table:style-name="ce1">
            <text:p>850.987</text:p>
          </table:table-cell>
          <table:table-cell office:value-type="float" office:value="854.48199999999997" table:style-name="ce1">
            <text:p>854.482</text:p>
          </table:table-cell>
          <table:table-cell office:value-type="float" office:value="856.50599999999997" table:style-name="ce1">
            <text:p>856.506</text:p>
          </table:table-cell>
          <table:table-cell office:value-type="float" office:value="801.97" table:style-name="ce1">
            <text:p>801.97</text:p>
          </table:table-cell>
          <table:table-cell office:value-type="float" office:value="800.87300000000005" table:style-name="ce1">
            <text:p>800.873</text:p>
          </table:table-cell>
          <table:table-cell office:value-type="float" office:value="909.66700000000003" table:style-name="ce1">
            <text:p>909.667</text:p>
          </table:table-cell>
          <table:table-cell office:value-type="float" office:value="910.476" table:style-name="ce1">
            <text:p>910.476</text:p>
          </table:table-cell>
          <table:table-cell office:value-type="float" office:value="874.62800000000004" table:style-name="ce1">
            <text:p>874.628</text:p>
          </table:table-cell>
          <table:table-cell table:number-columns-repeated="16375"/>
        </table:table-row>
        <table:table-row table:style-name="ro2">
          <table:table-cell office:value-type="float" office:value="856.16300000000001" table:style-name="ce1">
            <text:p>856.163</text:p>
          </table:table-cell>
          <table:table-cell office:value-type="float" office:value="856.87400000000002" table:style-name="ce1">
            <text:p>856.874</text:p>
          </table:table-cell>
          <table:table-cell office:value-type="float" office:value="933.61500000000001" table:style-name="ce1">
            <text:p>933.615</text:p>
          </table:table-cell>
          <table:table-cell office:value-type="float" office:value="934.95500000000004" table:style-name="ce1">
            <text:p>934.955</text:p>
          </table:table-cell>
          <table:table-cell office:value-type="float" office:value="805.29700000000003" table:style-name="ce1">
            <text:p>805.297</text:p>
          </table:table-cell>
          <table:table-cell office:value-type="float" office:value="908.76300000000003" table:style-name="ce1">
            <text:p>908.763</text:p>
          </table:table-cell>
          <table:table-cell office:value-type="float" office:value="935.64499999999998" table:style-name="ce1">
            <text:p>935.645</text:p>
          </table:table-cell>
          <table:table-cell office:value-type="float" office:value="936.09500000000003" table:style-name="ce1">
            <text:p>936.095</text:p>
          </table:table-cell>
          <table:table-cell office:value-type="float" office:value="938.43499999999995" table:style-name="ce1">
            <text:p>938.435</text:p>
          </table:table-cell>
          <table:table-cell table:number-columns-repeated="16375"/>
        </table:table-row>
        <table:table-row table:style-name="ro2">
          <table:table-cell office:value-type="float" office:value="933.49900000000002" table:style-name="ce1">
            <text:p>933.499</text:p>
          </table:table-cell>
          <table:table-cell office:value-type="float" office:value="936.274" table:style-name="ce1">
            <text:p>936.274</text:p>
          </table:table-cell>
          <table:table-cell office:value-type="float" office:value="976.07600000000002" table:style-name="ce1">
            <text:p>976.076</text:p>
          </table:table-cell>
          <table:table-cell office:value-type="float" office:value="973.6" table:style-name="ce1">
            <text:p>973.6</text:p>
          </table:table-cell>
          <table:table-cell office:value-type="float" office:value="900.41600000000005" table:style-name="ce1">
            <text:p>900.416</text:p>
          </table:table-cell>
          <table:table-cell office:value-type="float" office:value="933.79300000000001" table:style-name="ce1">
            <text:p>933.793</text:p>
          </table:table-cell>
          <table:table-cell office:value-type="float" office:value="989.29100000000005" table:style-name="ce1">
            <text:p>989.291</text:p>
          </table:table-cell>
          <table:table-cell office:value-type="float" office:value="982.04700000000003" table:style-name="ce1">
            <text:p>982.047</text:p>
          </table:table-cell>
          <table:table-cell office:value-type="float" office:value="958.84100000000001" table:style-name="ce1">
            <text:p>958.841</text:p>
          </table:table-cell>
          <table:table-cell table:number-columns-repeated="16375"/>
        </table:table-row>
        <table:table-row table:style-name="ro2">
          <table:table-cell office:value-type="float" office:value="980.63099999999997" table:style-name="ce1">
            <text:p>980.631</text:p>
          </table:table-cell>
          <table:table-cell office:value-type="float" office:value="977.68299999999999" table:style-name="ce1">
            <text:p>977.683</text:p>
          </table:table-cell>
          <table:table-cell office:value-type="float" office:value="1042.249" table:style-name="ce1">
            <text:p>1042.249</text:p>
          </table:table-cell>
          <table:table-cell office:value-type="float" office:value="1033.6500000000001" table:style-name="ce1">
            <text:p>1033.65</text:p>
          </table:table-cell>
          <table:table-cell office:value-type="float" office:value="926.71900000000005" table:style-name="ce1">
            <text:p>926.719</text:p>
          </table:table-cell>
          <table:table-cell office:value-type="float" office:value="993.78300000000002" table:style-name="ce1">
            <text:p>993.783</text:p>
          </table:table-cell>
          <table:table-cell office:value-type="float" office:value="1038.8969999999999" table:style-name="ce1">
            <text:p>1038.897</text:p>
          </table:table-cell>
          <table:table-cell office:value-type="float" office:value="1032.194" table:style-name="ce1">
            <text:p>1032.194</text:p>
          </table:table-cell>
          <table:table-cell office:value-type="float" office:value="981.75900000000001" table:style-name="ce1">
            <text:p>981.759</text:p>
          </table:table-cell>
          <table:table-cell table:number-columns-repeated="16375"/>
        </table:table-row>
        <table:table-row table:style-name="ro2">
          <table:table-cell office:value-type="float" office:value="1032.7950000000001" table:style-name="ce1">
            <text:p>1032.795</text:p>
          </table:table-cell>
          <table:table-cell office:value-type="float" office:value="1043.829" table:style-name="ce1">
            <text:p>1043.829</text:p>
          </table:table-cell>
          <table:table-cell office:value-type="float" office:value="1052.376" table:style-name="ce1">
            <text:p>1052.376</text:p>
          </table:table-cell>
          <table:table-cell office:value-type="float" office:value="1052.0419999999999" table:style-name="ce1">
            <text:p>1052.042</text:p>
          </table:table-cell>
          <table:table-cell office:value-type="float" office:value="996.66300000000001" table:style-name="ce1">
            <text:p>996.663</text:p>
          </table:table-cell>
          <table:table-cell office:value-type="float" office:value="1041.2059999999999" table:style-name="ce1">
            <text:p>1041.206</text:p>
          </table:table-cell>
          <table:table-cell office:value-type="float" office:value="1052.434" table:style-name="ce1">
            <text:p>1052.434</text:p>
          </table:table-cell>
          <table:table-cell office:value-type="float" office:value="1049.0450000000001" table:style-name="ce1">
            <text:p>1049.045</text:p>
          </table:table-cell>
          <table:table-cell office:value-type="float" office:value="1012.467" table:style-name="ce1">
            <text:p>1012.467</text:p>
          </table:table-cell>
          <table:table-cell table:number-columns-repeated="16375"/>
        </table:table-row>
        <table:table-row table:style-name="ro2">
          <table:table-cell office:value-type="float" office:value="1067.6890000000001" table:style-name="ce1">
            <text:p>1067.689</text:p>
          </table:table-cell>
          <table:table-cell office:value-type="float" office:value="1059.7270000000001" table:style-name="ce1">
            <text:p>1059.727</text:p>
          </table:table-cell>
          <table:table-cell office:value-type="float" office:value="1078.634" table:style-name="ce1">
            <text:p>1078.634</text:p>
          </table:table-cell>
          <table:table-cell office:value-type="float" office:value="1077.761" table:style-name="ce1">
            <text:p>1077.761</text:p>
          </table:table-cell>
          <table:table-cell office:value-type="float" office:value="1041.6089999999999" table:style-name="ce1">
            <text:p>1041.609</text:p>
          </table:table-cell>
          <table:table-cell office:value-type="float" office:value="1064.752" table:style-name="ce1">
            <text:p>1064.752</text:p>
          </table:table-cell>
          <table:table-cell office:value-type="float" office:value="1083.9459999999999" table:style-name="ce1">
            <text:p>1083.946</text:p>
          </table:table-cell>
          <table:table-cell office:value-type="float" office:value="1084.848" table:style-name="ce1">
            <text:p>1084.848</text:p>
          </table:table-cell>
          <table:table-cell office:value-type="float" office:value="1047.1769999999999" table:style-name="ce1">
            <text:p>1047.177</text:p>
          </table:table-cell>
          <table:table-cell table:number-columns-repeated="16375"/>
        </table:table-row>
        <table:table-row table:style-name="ro2">
          <table:table-cell office:value-type="float" office:value="1139.385" table:style-name="ce1">
            <text:p>1139.385</text:p>
          </table:table-cell>
          <table:table-cell office:value-type="float" office:value="1081.575" table:style-name="ce1">
            <text:p>1081.575</text:p>
          </table:table-cell>
          <table:table-cell office:value-type="float" office:value="1148.6669999999999" table:style-name="ce1">
            <text:p>1148.667</text:p>
          </table:table-cell>
          <table:table-cell office:value-type="float" office:value="1151.9179999999999" table:style-name="ce1">
            <text:p>1151.918</text:p>
          </table:table-cell>
          <table:table-cell office:value-type="float" office:value="1077.452" table:style-name="ce1">
            <text:p>1077.452</text:p>
          </table:table-cell>
          <table:table-cell office:value-type="float" office:value="1085.645" table:style-name="ce1">
            <text:p>1085.645</text:p>
          </table:table-cell>
          <table:table-cell office:value-type="float" office:value="1157.623" table:style-name="ce1">
            <text:p>1157.623</text:p>
          </table:table-cell>
          <table:table-cell office:value-type="float" office:value="1162.6610000000001" table:style-name="ce1">
            <text:p>1162.661</text:p>
          </table:table-cell>
          <table:table-cell office:value-type="float" office:value="1060.203" table:style-name="ce1">
            <text:p>1060.203</text:p>
          </table:table-cell>
          <table:table-cell table:number-columns-repeated="16375"/>
        </table:table-row>
        <table:table-row table:style-name="ro2">
          <table:table-cell office:value-type="float" office:value="1185.6600000000001" table:style-name="ce1">
            <text:p>1185.66</text:p>
          </table:table-cell>
          <table:table-cell office:value-type="float" office:value="1148.421" table:style-name="ce1">
            <text:p>1148.421</text:p>
          </table:table-cell>
          <table:table-cell office:value-type="float" office:value="1247.903" table:style-name="ce1">
            <text:p>1247.903</text:p>
          </table:table-cell>
          <table:table-cell office:value-type="float" office:value="1251.8879999999999" table:style-name="ce1">
            <text:p>1251.888</text:p>
          </table:table-cell>
          <table:table-cell office:value-type="float" office:value="1136.3209999999999" table:style-name="ce1">
            <text:p>1136.321</text:p>
          </table:table-cell>
          <table:table-cell office:value-type="float" office:value="1157.9159999999999" table:style-name="ce1">
            <text:p>1157.916</text:p>
          </table:table-cell>
          <table:table-cell office:value-type="float" office:value="1262.9100000000001" table:style-name="ce1">
            <text:p>1262.91</text:p>
          </table:table-cell>
          <table:table-cell office:value-type="float" office:value="1265.5160000000001" table:style-name="ce1">
            <text:p>1265.516</text:p>
          </table:table-cell>
          <table:table-cell office:value-type="float" office:value="1160.4760000000001" table:style-name="ce1">
            <text:p>1160.476</text:p>
          </table:table-cell>
          <table:table-cell table:number-columns-repeated="16375"/>
        </table:table-row>
        <table:table-row table:style-name="ro2">
          <table:table-cell office:value-type="float" office:value="1245.0060000000001" table:style-name="ce1">
            <text:p>1245.006</text:p>
          </table:table-cell>
          <table:table-cell office:value-type="float" office:value="1247.345" table:style-name="ce1">
            <text:p>1247.345</text:p>
          </table:table-cell>
          <table:table-cell office:value-type="float" office:value="1304.8789999999999" table:style-name="ce1">
            <text:p>1304.879</text:p>
          </table:table-cell>
          <table:table-cell office:value-type="float" office:value="1299.7660000000001" table:style-name="ce1">
            <text:p>1299.766</text:p>
          </table:table-cell>
          <table:table-cell office:value-type="float" office:value="1195.81" table:style-name="ce1">
            <text:p>1195.81</text:p>
          </table:table-cell>
          <table:table-cell office:value-type="float" office:value="1264.2619999999999" table:style-name="ce1">
            <text:p>1264.262</text:p>
          </table:table-cell>
          <table:table-cell office:value-type="float" office:value="1290.3340000000001" table:style-name="ce1">
            <text:p>1290.334</text:p>
          </table:table-cell>
          <table:table-cell office:value-type="float" office:value="1287.377" table:style-name="ce1">
            <text:p>1287.377</text:p>
          </table:table-cell>
          <table:table-cell office:value-type="float" office:value="1271.934" table:style-name="ce1">
            <text:p>1271.934</text:p>
          </table:table-cell>
          <table:table-cell table:number-columns-repeated="16375"/>
        </table:table-row>
        <table:table-row table:style-name="ro2">
          <table:table-cell office:value-type="float" office:value="1315.9780000000001" table:style-name="ce1">
            <text:p>1315.978</text:p>
          </table:table-cell>
          <table:table-cell office:value-type="float" office:value="1307.7329999999999" table:style-name="ce1">
            <text:p>1307.733</text:p>
          </table:table-cell>
          <table:table-cell office:value-type="float" office:value="1376.3869999999999" table:style-name="ce1">
            <text:p>1376.387</text:p>
          </table:table-cell>
          <table:table-cell office:value-type="float" office:value="1371.2470000000001" table:style-name="ce1">
            <text:p>1371.247</text:p>
          </table:table-cell>
          <table:table-cell office:value-type="float" office:value="1261.1610000000001" table:style-name="ce1">
            <text:p>1261.161</text:p>
          </table:table-cell>
          <table:table-cell office:value-type="float" office:value="1285.981" table:style-name="ce1">
            <text:p>1285.981</text:p>
          </table:table-cell>
          <table:table-cell office:value-type="float" office:value="1362.0039999999999" table:style-name="ce1">
            <text:p>1362.004</text:p>
          </table:table-cell>
          <table:table-cell office:value-type="float" office:value="1357.5730000000001" table:style-name="ce1">
            <text:p>1357.573</text:p>
          </table:table-cell>
          <table:table-cell office:value-type="float" office:value="1314.819" table:style-name="ce1">
            <text:p>1314.819</text:p>
          </table:table-cell>
          <table:table-cell table:number-columns-repeated="16375"/>
        </table:table-row>
        <table:table-row table:style-name="ro2">
          <table:table-cell office:value-type="float" office:value="1392.662" table:style-name="ce1">
            <text:p>1392.662</text:p>
          </table:table-cell>
          <table:table-cell office:value-type="float" office:value="1375.82" table:style-name="ce1">
            <text:p>1375.82</text:p>
          </table:table-cell>
          <table:table-cell office:value-type="float" office:value="1424.0519999999999" table:style-name="ce1">
            <text:p>1424.052</text:p>
          </table:table-cell>
          <table:table-cell office:value-type="float" office:value="1421.664" table:style-name="ce1">
            <text:p>1421.664</text:p>
          </table:table-cell>
          <table:table-cell office:value-type="float" office:value="1293.1500000000001" table:style-name="ce1">
            <text:p>1293.15</text:p>
          </table:table-cell>
          <table:table-cell office:value-type="float" office:value="1369.009" table:style-name="ce1">
            <text:p>1369.009</text:p>
          </table:table-cell>
          <table:table-cell office:value-type="float" office:value="1438.6379999999999" table:style-name="ce1">
            <text:p>1438.638</text:p>
          </table:table-cell>
          <table:table-cell office:value-type="float" office:value="1437.39" table:style-name="ce1">
            <text:p>1437.39</text:p>
          </table:table-cell>
          <table:table-cell office:value-type="float" office:value="1414.9939999999999" table:style-name="ce1">
            <text:p>1414.994</text:p>
          </table:table-cell>
          <table:table-cell table:number-columns-repeated="16375"/>
        </table:table-row>
        <table:table-row table:style-name="ro2">
          <table:table-cell office:value-type="float" office:value="1439.6" table:style-name="ce1">
            <text:p>1439.6</text:p>
          </table:table-cell>
          <table:table-cell office:value-type="float" office:value="1426.921" table:style-name="ce1">
            <text:p>1426.921</text:p>
          </table:table-cell>
          <table:table-cell office:value-type="float" office:value="1523.1869999999999" table:style-name="ce1">
            <text:p>1523.187</text:p>
          </table:table-cell>
          <table:table-cell office:value-type="float" office:value="1516.7239999999999" table:style-name="ce1">
            <text:p>1516.724</text:p>
          </table:table-cell>
          <table:table-cell office:value-type="float" office:value="1375.6949999999999" table:style-name="ce1">
            <text:p>1375.695</text:p>
          </table:table-cell>
          <table:table-cell office:value-type="float" office:value="1441.133" table:style-name="ce1">
            <text:p>1441.133</text:p>
          </table:table-cell>
          <table:table-cell office:value-type="float" office:value="1526.8209999999999" table:style-name="ce1">
            <text:p>1526.821</text:p>
          </table:table-cell>
          <table:table-cell office:value-type="float" office:value="1519.403" table:style-name="ce1">
            <text:p>1519.403</text:p>
          </table:table-cell>
          <table:table-cell office:value-type="float" office:value="1445.0340000000001" table:style-name="ce1">
            <text:p>1445.034</text:p>
          </table:table-cell>
          <table:table-cell table:number-columns-repeated="16375"/>
        </table:table-row>
        <table:table-row table:style-name="ro2">
          <table:table-cell office:value-type="float" office:value="1545.943" table:style-name="ce1">
            <text:p>1545.943</text:p>
          </table:table-cell>
          <table:table-cell office:value-type="float" office:value="1528.133" table:style-name="ce1">
            <text:p>1528.133</text:p>
          </table:table-cell>
          <table:table-cell office:value-type="float" office:value="1540.835" table:style-name="ce1">
            <text:p>1540.835</text:p>
          </table:table-cell>
          <table:table-cell office:value-type="float" office:value="1534.3309999999999" table:style-name="ce1">
            <text:p>1534.331</text:p>
          </table:table-cell>
          <table:table-cell office:value-type="float" office:value="1453.0239999999999" table:style-name="ce1">
            <text:p>1453.024</text:p>
          </table:table-cell>
          <table:table-cell office:value-type="float" office:value="1526.2529999999999" table:style-name="ce1">
            <text:p>1526.253</text:p>
          </table:table-cell>
          <table:table-cell office:value-type="float" office:value="1538.5329999999999" table:style-name="ce1">
            <text:p>1538.533</text:p>
          </table:table-cell>
          <table:table-cell office:value-type="float" office:value="1531.5429999999999" table:style-name="ce1">
            <text:p>1531.543</text:p>
          </table:table-cell>
          <table:table-cell office:value-type="float" office:value="1544.913" table:style-name="ce1">
            <text:p>1544.913</text:p>
          </table:table-cell>
          <table:table-cell table:number-columns-repeated="16375"/>
        </table:table-row>
        <table:table-row table:style-name="ro2">
          <table:table-cell office:value-type="float" office:value="1562.077" table:style-name="ce1">
            <text:p>1562.077</text:p>
          </table:table-cell>
          <table:table-cell office:value-type="float" office:value="1541.3430000000001" table:style-name="ce1">
            <text:p>1541.343</text:p>
          </table:table-cell>
          <table:table-cell table:number-columns-repeated="2" table:style-name="ce1"/>
          <table:table-cell office:value-type="float" office:value="1550.8309999999999" table:style-name="ce1">
            <text:p>1550.831</text:p>
          </table:table-cell>
          <table:table-cell office:value-type="float" office:value="1545.7460000000001" table:style-name="ce1">
            <text:p>1545.746</text:p>
          </table:table-cell>
          <table:table-cell table:number-columns-repeated="2" table:style-name="ce1"/>
          <table:table-cell office:value-type="float" office:value="1558.2159999999999" table:style-name="ce1">
            <text:p>1558.216</text:p>
          </table:table-cell>
          <table:table-cell table:number-columns-repeated="16375"/>
        </table:table-row>
        <table:table-row table:style-name="ro2">
          <table:table-cell table:number-columns-repeated="4" table:style-name="ce1"/>
          <table:table-cell office:value-type="float" office:value="1564.5160000000001" table:style-name="ce1">
            <text:p>1564.516</text:p>
          </table:table-cell>
          <table:table-cell table:number-columns-repeated="16379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Sheet4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number-columns-spanned="9" table:number-rows-spanned="1" table:style-name="ce2">
            <text:p>Vacuum Frozen Frequencies (cm<text:span text:style-name="T2">-1</text:span>)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4" table:number-rows-spanned="1" table:style-name="ce2">
            <text:p>Meta</text:p>
          </table:table-cell>
          <table:covered-table-cell table:number-columns-repeated="3"/>
          <table:table-cell office:value-type="string" table:number-columns-spanned="4" table:number-rows-spanned="1" table:style-name="ce2">
            <text:p>Para</text:p>
          </table:table-cell>
          <table:covered-table-cell table:number-columns-repeated="3"/>
          <table:table-cell office:value-type="string" table:style-name="ce3">
            <text:p>Pure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luorine</text:p>
          </table:table-cell>
          <table:table-cell office:value-type="string" table:style-name="ce1">
            <text:p>Chlorine</text:p>
          </table:table-cell>
          <table:table-cell office:value-type="string" table:style-name="ce1">
            <text:p>Bromine</text:p>
          </table:table-cell>
          <table:table-cell office:value-type="string" table:style-name="ce1">
            <text:p>Iodine</text:p>
          </table:table-cell>
          <table:table-cell office:value-type="string" table:style-name="ce1">
            <text:p>Fluorine</text:p>
          </table:table-cell>
          <table:table-cell office:value-type="string" table:style-name="ce1">
            <text:p>Chlorine</text:p>
          </table:table-cell>
          <table:table-cell office:value-type="string" table:style-name="ce1">
            <text:p>Bromine</text:p>
          </table:table-cell>
          <table:table-cell office:value-type="string" table:style-name="ce1">
            <text:p>Iodine</text:p>
          </table:table-cell>
          <table:table-cell office:value-type="string" table:style-name="ce3">
            <text:p>C6H6S</text:p>
          </table:table-cell>
          <table:table-cell table:number-columns-repeated="16375"/>
        </table:table-row>
        <table:table-row table:style-name="ro2">
          <table:table-cell office:value-type="float" office:value="396.95600000000002" table:style-name="ce1">
            <text:p>396.956</text:p>
          </table:table-cell>
          <table:table-cell office:value-type="float" office:value="358.32600000000002" table:style-name="ce1">
            <text:p>358.326</text:p>
          </table:table-cell>
          <table:table-cell office:value-type="float" office:value="347.50400000000002" table:style-name="ce1">
            <text:p>347.504</text:p>
          </table:table-cell>
          <table:table-cell office:value-type="float" office:value="339.2" table:style-name="ce1">
            <text:p>339.2</text:p>
          </table:table-cell>
          <table:table-cell office:value-type="float" office:value="326.79399999999998" table:style-name="ce1">
            <text:p>326.794</text:p>
          </table:table-cell>
          <table:table-cell office:value-type="float" office:value="325.46199999999999" table:style-name="ce1">
            <text:p>325.462</text:p>
          </table:table-cell>
          <table:table-cell office:value-type="float" office:value="331.42700000000002" table:style-name="ce1">
            <text:p>331.427</text:p>
          </table:table-cell>
          <table:table-cell office:value-type="float" office:value="324.31799999999998" table:style-name="ce1">
            <text:p>324.318</text:p>
          </table:table-cell>
          <table:table-cell office:value-type="float" office:value="302.24400000000003" table:style-name="ce1">
            <text:p>302.244</text:p>
          </table:table-cell>
          <table:table-cell table:number-columns-repeated="16375"/>
        </table:table-row>
        <table:table-row table:style-name="ro2">
          <table:table-cell office:value-type="float" office:value="427.387" table:style-name="ce1">
            <text:p>427.387</text:p>
          </table:table-cell>
          <table:table-cell office:value-type="float" office:value="390.44799999999998" table:style-name="ce1">
            <text:p>390.448</text:p>
          </table:table-cell>
          <table:table-cell office:value-type="float" office:value="403.42200000000003" table:style-name="ce1">
            <text:p>403.422</text:p>
          </table:table-cell>
          <table:table-cell office:value-type="float" office:value="402.82799999999997" table:style-name="ce1">
            <text:p>402.828</text:p>
          </table:table-cell>
          <table:table-cell office:value-type="float" office:value="367.23200000000003" table:style-name="ce1">
            <text:p>367.232</text:p>
          </table:table-cell>
          <table:table-cell office:value-type="float" office:value="346.33800000000002" table:style-name="ce1">
            <text:p>346.338</text:p>
          </table:table-cell>
          <table:table-cell office:value-type="float" office:value="399.245" table:style-name="ce1">
            <text:p>399.245</text:p>
          </table:table-cell>
          <table:table-cell office:value-type="float" office:value="394.85599999999999" table:style-name="ce1">
            <text:p>394.856</text:p>
          </table:table-cell>
          <table:table-cell office:value-type="float" office:value="397.86599999999999" table:style-name="ce1">
            <text:p>397.866</text:p>
          </table:table-cell>
          <table:table-cell table:number-columns-repeated="16375"/>
        </table:table-row>
        <table:table-row table:style-name="ro2">
          <table:table-cell office:value-type="float" office:value="432.48599999999999" table:style-name="ce1">
            <text:p>432.486</text:p>
          </table:table-cell>
          <table:table-cell office:value-type="float" office:value="414.36099999999999" table:style-name="ce1">
            <text:p>414.361</text:p>
          </table:table-cell>
          <table:table-cell office:value-type="float" office:value="418.84" table:style-name="ce1">
            <text:p>418.84</text:p>
          </table:table-cell>
          <table:table-cell office:value-type="float" office:value="413.77300000000002" table:style-name="ce1">
            <text:p>413.773</text:p>
          </table:table-cell>
          <table:table-cell office:value-type="float" office:value="406.05799999999999" table:style-name="ce1">
            <text:p>406.058</text:p>
          </table:table-cell>
          <table:table-cell office:value-type="float" office:value="400.70499999999998" table:style-name="ce1">
            <text:p>400.705</text:p>
          </table:table-cell>
          <table:table-cell office:value-type="float" office:value="465.16399999999999" table:style-name="ce1">
            <text:p>465.164</text:p>
          </table:table-cell>
          <table:table-cell office:value-type="float" office:value="451.71100000000001" table:style-name="ce1">
            <text:p>451.711</text:p>
          </table:table-cell>
          <table:table-cell office:value-type="float" office:value="400.88799999999998" table:style-name="ce1">
            <text:p>400.888</text:p>
          </table:table-cell>
          <table:table-cell table:number-columns-repeated="16375"/>
        </table:table-row>
        <table:table-row table:style-name="ro2">
          <table:table-cell office:value-type="float" office:value="507.98399999999998" table:style-name="ce1">
            <text:p>507.984</text:p>
          </table:table-cell>
          <table:table-cell office:value-type="float" office:value="424.363" table:style-name="ce1">
            <text:p>424.363</text:p>
          </table:table-cell>
          <table:table-cell office:value-type="float" office:value="517.51900000000001" table:style-name="ce1">
            <text:p>517.519</text:p>
          </table:table-cell>
          <table:table-cell office:value-type="float" office:value="508.26100000000002" table:style-name="ce1">
            <text:p>508.261</text:p>
          </table:table-cell>
          <table:table-cell office:value-type="float" office:value="409.53199999999998" table:style-name="ce1">
            <text:p>409.532</text:p>
          </table:table-cell>
          <table:table-cell office:value-type="float" office:value="476.98599999999999" table:style-name="ce1">
            <text:p>476.986</text:p>
          </table:table-cell>
          <table:table-cell office:value-type="float" office:value="476.82900000000001" table:style-name="ce1">
            <text:p>476.829</text:p>
          </table:table-cell>
          <table:table-cell office:value-type="float" office:value="468.07900000000001" table:style-name="ce1">
            <text:p>468.079</text:p>
          </table:table-cell>
          <table:table-cell office:value-type="float" office:value="467.74599999999998" table:style-name="ce1">
            <text:p>467.746</text:p>
          </table:table-cell>
          <table:table-cell table:number-columns-repeated="16375"/>
        </table:table-row>
        <table:table-row table:style-name="ro2">
          <table:table-cell office:value-type="float" office:value="559.83100000000002" table:style-name="ce1">
            <text:p>559.831</text:p>
          </table:table-cell>
          <table:table-cell office:value-type="float" office:value="529.976" table:style-name="ce1">
            <text:p>529.976</text:p>
          </table:table-cell>
          <table:table-cell office:value-type="float" office:value="639.327" table:style-name="ce1">
            <text:p>639.327</text:p>
          </table:table-cell>
          <table:table-cell office:value-type="float" office:value="633.00900000000001" table:style-name="ce1">
            <text:p>633.009</text:p>
          </table:table-cell>
          <table:table-cell office:value-type="float" office:value="491.59" table:style-name="ce1">
            <text:p>491.59</text:p>
          </table:table-cell>
          <table:table-cell office:value-type="float" office:value="520.75099999999998" table:style-name="ce1">
            <text:p>520.751</text:p>
          </table:table-cell>
          <table:table-cell office:value-type="float" office:value="618.44600000000003" table:style-name="ce1">
            <text:p>618.446</text:p>
          </table:table-cell>
          <table:table-cell office:value-type="float" office:value="617.12300000000005" table:style-name="ce1">
            <text:p>617.123</text:p>
          </table:table-cell>
          <table:table-cell office:value-type="float" office:value="609.18499999999995" table:style-name="ce1">
            <text:p>609.185</text:p>
          </table:table-cell>
          <table:table-cell table:number-columns-repeated="16375"/>
        </table:table-row>
        <table:table-row table:style-name="ro2">
          <table:table-cell office:value-type="float" office:value="663.43600000000004" table:style-name="ce1">
            <text:p>663.436</text:p>
          </table:table-cell>
          <table:table-cell office:value-type="float" office:value="648.93899999999996" table:style-name="ce1">
            <text:p>648.939</text:p>
          </table:table-cell>
          <table:table-cell office:value-type="float" office:value="670.28300000000002" table:style-name="ce1">
            <text:p>670.283</text:p>
          </table:table-cell>
          <table:table-cell office:value-type="float" office:value="670.78800000000001" table:style-name="ce1">
            <text:p>670.788</text:p>
          </table:table-cell>
          <table:table-cell office:value-type="float" office:value="606.20100000000002" table:style-name="ce1">
            <text:p>606.201</text:p>
          </table:table-cell>
          <table:table-cell office:value-type="float" office:value="620.86500000000001" table:style-name="ce1">
            <text:p>620.865</text:p>
          </table:table-cell>
          <table:table-cell office:value-type="float" office:value="680.07500000000005" table:style-name="ce1">
            <text:p>680.075</text:p>
          </table:table-cell>
          <table:table-cell office:value-type="float" office:value="678.505" table:style-name="ce1">
            <text:p>678.505</text:p>
          </table:table-cell>
          <table:table-cell office:value-type="float" office:value="677.423" table:style-name="ce1">
            <text:p>677.423</text:p>
          </table:table-cell>
          <table:table-cell table:number-columns-repeated="16375"/>
        </table:table-row>
        <table:table-row table:style-name="ro2">
          <table:table-cell office:value-type="float" office:value="671.46199999999999" table:style-name="ce1">
            <text:p>671.462</text:p>
          </table:table-cell>
          <table:table-cell office:value-type="float" office:value="673.18200000000002" table:style-name="ce1">
            <text:p>673.182</text:p>
          </table:table-cell>
          <table:table-cell office:value-type="float" office:value="725.32799999999997" table:style-name="ce1">
            <text:p>725.328</text:p>
          </table:table-cell>
          <table:table-cell office:value-type="float" office:value="711.28" table:style-name="ce1">
            <text:p>711.28</text:p>
          </table:table-cell>
          <table:table-cell office:value-type="float" office:value="623.27499999999998" table:style-name="ce1">
            <text:p>623.275</text:p>
          </table:table-cell>
          <table:table-cell office:value-type="float" office:value="683.52800000000002" table:style-name="ce1">
            <text:p>683.528</text:p>
          </table:table-cell>
          <table:table-cell office:value-type="float" office:value="707.52800000000002" table:style-name="ce1">
            <text:p>707.528</text:p>
          </table:table-cell>
          <table:table-cell office:value-type="float" office:value="698.18200000000002" table:style-name="ce1">
            <text:p>698.182</text:p>
          </table:table-cell>
          <table:table-cell office:value-type="float" office:value="686.26800000000003" table:style-name="ce1">
            <text:p>686.268</text:p>
          </table:table-cell>
          <table:table-cell table:number-columns-repeated="16375"/>
        </table:table-row>
        <table:table-row table:style-name="ro2">
          <table:table-cell office:value-type="float" office:value="750.60799999999995" table:style-name="ce1">
            <text:p>750.608</text:p>
          </table:table-cell>
          <table:table-cell office:value-type="float" office:value="750.99800000000005" table:style-name="ce1">
            <text:p>750.998</text:p>
          </table:table-cell>
          <table:table-cell office:value-type="float" office:value="747.71" table:style-name="ce1">
            <text:p>747.71</text:p>
          </table:table-cell>
          <table:table-cell office:value-type="float" office:value="746.43899999999996" table:style-name="ce1">
            <text:p>746.439</text:p>
          </table:table-cell>
          <table:table-cell office:value-type="float" office:value="682.49199999999996" table:style-name="ce1">
            <text:p>682.492</text:p>
          </table:table-cell>
          <table:table-cell office:value-type="float" office:value="726.03599999999994" table:style-name="ce1">
            <text:p>726.036</text:p>
          </table:table-cell>
          <table:table-cell office:value-type="float" office:value="787.11500000000001" table:style-name="ce1">
            <text:p>787.115</text:p>
          </table:table-cell>
          <table:table-cell office:value-type="float" office:value="787.01900000000001" table:style-name="ce1">
            <text:p>787.019</text:p>
          </table:table-cell>
          <table:table-cell office:value-type="float" office:value="722.94299999999998" table:style-name="ce1">
            <text:p>722.943</text:p>
          </table:table-cell>
          <table:table-cell table:number-columns-repeated="16375"/>
        </table:table-row>
        <table:table-row table:style-name="ro2">
          <table:table-cell office:value-type="float" office:value="836.93899999999996" table:style-name="ce1">
            <text:p>836.939</text:p>
          </table:table-cell>
          <table:table-cell office:value-type="float" office:value="754.92" table:style-name="ce1">
            <text:p>754.92</text:p>
          </table:table-cell>
          <table:table-cell office:value-type="float" office:value="853.44899999999996" table:style-name="ce1">
            <text:p>853.449</text:p>
          </table:table-cell>
          <table:table-cell office:value-type="float" office:value="856.851" table:style-name="ce1">
            <text:p>856.851</text:p>
          </table:table-cell>
          <table:table-cell office:value-type="float" office:value="788.81700000000001" table:style-name="ce1">
            <text:p>788.817</text:p>
          </table:table-cell>
          <table:table-cell office:value-type="float" office:value="790.65300000000002" table:style-name="ce1">
            <text:p>790.653</text:p>
          </table:table-cell>
          <table:table-cell office:value-type="float" office:value="801.49800000000005" table:style-name="ce1">
            <text:p>801.498</text:p>
          </table:table-cell>
          <table:table-cell office:value-type="float" office:value="801.25699999999995" table:style-name="ce1">
            <text:p>801.257</text:p>
          </table:table-cell>
          <table:table-cell office:value-type="float" office:value="819.49400000000003" table:style-name="ce1">
            <text:p>819.494</text:p>
          </table:table-cell>
          <table:table-cell table:number-columns-repeated="16375"/>
        </table:table-row>
        <table:table-row table:style-name="ro2">
          <table:table-cell office:value-type="float" office:value="847.26499999999999" table:style-name="ce1">
            <text:p>847.265</text:p>
          </table:table-cell>
          <table:table-cell office:value-type="float" office:value="852.149" table:style-name="ce1">
            <text:p>852.149</text:p>
          </table:table-cell>
          <table:table-cell office:value-type="float" office:value="857.11800000000005" table:style-name="ce1">
            <text:p>857.118</text:p>
          </table:table-cell>
          <table:table-cell office:value-type="float" office:value="858.851" table:style-name="ce1">
            <text:p>858.851</text:p>
          </table:table-cell>
          <table:table-cell office:value-type="float" office:value="803.35799999999995" table:style-name="ce1">
            <text:p>803.358</text:p>
          </table:table-cell>
          <table:table-cell office:value-type="float" office:value="803.45500000000004" table:style-name="ce1">
            <text:p>803.455</text:p>
          </table:table-cell>
          <table:table-cell office:value-type="float" office:value="909.56500000000005" table:style-name="ce1">
            <text:p>909.565</text:p>
          </table:table-cell>
          <table:table-cell office:value-type="float" office:value="912.29399999999998" table:style-name="ce1">
            <text:p>912.294</text:p>
          </table:table-cell>
          <table:table-cell office:value-type="float" office:value="876.75400000000002" table:style-name="ce1">
            <text:p>876.754</text:p>
          </table:table-cell>
          <table:table-cell table:number-columns-repeated="16375"/>
        </table:table-row>
        <table:table-row table:style-name="ro2">
          <table:table-cell office:value-type="float" office:value="859.274" table:style-name="ce1">
            <text:p>859.274</text:p>
          </table:table-cell>
          <table:table-cell office:value-type="float" office:value="858.56" table:style-name="ce1">
            <text:p>858.56</text:p>
          </table:table-cell>
          <table:table-cell office:value-type="float" office:value="938.44100000000003" table:style-name="ce1">
            <text:p>938.441</text:p>
          </table:table-cell>
          <table:table-cell office:value-type="float" office:value="938.61400000000003" table:style-name="ce1">
            <text:p>938.614</text:p>
          </table:table-cell>
          <table:table-cell office:value-type="float" office:value="807.27" table:style-name="ce1">
            <text:p>807.27</text:p>
          </table:table-cell>
          <table:table-cell office:value-type="float" office:value="910.03499999999997" table:style-name="ce1">
            <text:p>910.035</text:p>
          </table:table-cell>
          <table:table-cell office:value-type="float" office:value="938.73" table:style-name="ce1">
            <text:p>938.73</text:p>
          </table:table-cell>
          <table:table-cell office:value-type="float" office:value="938.99400000000003" table:style-name="ce1">
            <text:p>938.994</text:p>
          </table:table-cell>
          <table:table-cell office:value-type="float" office:value="942.17600000000004" table:style-name="ce1">
            <text:p>942.176</text:p>
          </table:table-cell>
          <table:table-cell table:number-columns-repeated="16375"/>
        </table:table-row>
        <table:table-row table:style-name="ro2">
          <table:table-cell office:value-type="float" office:value="935.73800000000006" table:style-name="ce1">
            <text:p>935.738</text:p>
          </table:table-cell>
          <table:table-cell office:value-type="float" office:value="940.18100000000004" table:style-name="ce1">
            <text:p>940.181</text:p>
          </table:table-cell>
          <table:table-cell office:value-type="float" office:value="976.12900000000002" table:style-name="ce1">
            <text:p>976.129</text:p>
          </table:table-cell>
          <table:table-cell office:value-type="float" office:value="974.07799999999997" table:style-name="ce1">
            <text:p>974.078</text:p>
          </table:table-cell>
          <table:table-cell office:value-type="float" office:value="902.75800000000004" table:style-name="ce1">
            <text:p>902.758</text:p>
          </table:table-cell>
          <table:table-cell office:value-type="float" office:value="938.41399999999999" table:style-name="ce1">
            <text:p>938.414</text:p>
          </table:table-cell>
          <table:table-cell office:value-type="float" office:value="989.09100000000001" table:style-name="ce1">
            <text:p>989.091</text:p>
          </table:table-cell>
          <table:table-cell office:value-type="float" office:value="982.61699999999996" table:style-name="ce1">
            <text:p>982.617</text:p>
          </table:table-cell>
          <table:table-cell office:value-type="float" office:value="964.64800000000002" table:style-name="ce1">
            <text:p>964.648</text:p>
          </table:table-cell>
          <table:table-cell table:number-columns-repeated="16375"/>
        </table:table-row>
        <table:table-row table:style-name="ro2">
          <table:table-cell office:value-type="float" office:value="981.61500000000001" table:style-name="ce1">
            <text:p>981.615</text:p>
          </table:table-cell>
          <table:table-cell office:value-type="float" office:value="978.20500000000004" table:style-name="ce1">
            <text:p>978.205</text:p>
          </table:table-cell>
          <table:table-cell office:value-type="float" office:value="1043.077" table:style-name="ce1">
            <text:p>1043.077</text:p>
          </table:table-cell>
          <table:table-cell office:value-type="float" office:value="1034.8530000000001" table:style-name="ce1">
            <text:p>1034.853</text:p>
          </table:table-cell>
          <table:table-cell office:value-type="float" office:value="930.48500000000001" table:style-name="ce1">
            <text:p>930.485</text:p>
          </table:table-cell>
          <table:table-cell office:value-type="float" office:value="994.85199999999998" table:style-name="ce1">
            <text:p>994.852</text:p>
          </table:table-cell>
          <table:table-cell office:value-type="float" office:value="1038.329" table:style-name="ce1">
            <text:p>1038.329</text:p>
          </table:table-cell>
          <table:table-cell office:value-type="float" office:value="1033.5409999999999" table:style-name="ce1">
            <text:p>1033.541</text:p>
          </table:table-cell>
          <table:table-cell office:value-type="float" office:value="982.55600000000004" table:style-name="ce1">
            <text:p>982.556</text:p>
          </table:table-cell>
          <table:table-cell table:number-columns-repeated="16375"/>
        </table:table-row>
        <table:table-row table:style-name="ro2">
          <table:table-cell office:value-type="float" office:value="1033.6880000000001" table:style-name="ce1">
            <text:p>1033.688</text:p>
          </table:table-cell>
          <table:table-cell office:value-type="float" office:value="1046.05" table:style-name="ce1">
            <text:p>1046.05</text:p>
          </table:table-cell>
          <table:table-cell office:value-type="float" office:value="1052.4949999999999" table:style-name="ce1">
            <text:p>1052.495</text:p>
          </table:table-cell>
          <table:table-cell office:value-type="float" office:value="1054.1780000000001" table:style-name="ce1">
            <text:p>1054.178</text:p>
          </table:table-cell>
          <table:table-cell office:value-type="float" office:value="997.84699999999998" table:style-name="ce1">
            <text:p>997.847</text:p>
          </table:table-cell>
          <table:table-cell office:value-type="float" office:value="1043.809" table:style-name="ce1">
            <text:p>1043.809</text:p>
          </table:table-cell>
          <table:table-cell office:value-type="float" office:value="1051.3889999999999" table:style-name="ce1">
            <text:p>1051.389</text:p>
          </table:table-cell>
          <table:table-cell office:value-type="float" office:value="1049.914" table:style-name="ce1">
            <text:p>1049.914</text:p>
          </table:table-cell>
          <table:table-cell office:value-type="float" office:value="1012.705" table:style-name="ce1">
            <text:p>1012.705</text:p>
          </table:table-cell>
          <table:table-cell table:number-columns-repeated="16375"/>
        </table:table-row>
        <table:table-row table:style-name="ro2">
          <table:table-cell office:value-type="float" office:value="1067.1389999999999" table:style-name="ce1">
            <text:p>1067.139</text:p>
          </table:table-cell>
          <table:table-cell office:value-type="float" office:value="1061.7470000000001" table:style-name="ce1">
            <text:p>1061.747</text:p>
          </table:table-cell>
          <table:table-cell office:value-type="float" office:value="1077.5260000000001" table:style-name="ce1">
            <text:p>1077.526</text:p>
          </table:table-cell>
          <table:table-cell office:value-type="float" office:value="1078.481" table:style-name="ce1">
            <text:p>1078.481</text:p>
          </table:table-cell>
          <table:table-cell office:value-type="float" office:value="1044.229" table:style-name="ce1">
            <text:p>1044.229</text:p>
          </table:table-cell>
          <table:table-cell office:value-type="float" office:value="1066.731" table:style-name="ce1">
            <text:p>1066.731</text:p>
          </table:table-cell>
          <table:table-cell office:value-type="float" office:value="1084.3409999999999" table:style-name="ce1">
            <text:p>1084.341</text:p>
          </table:table-cell>
          <table:table-cell office:value-type="float" office:value="1085.2550000000001" table:style-name="ce1">
            <text:p>1085.255</text:p>
          </table:table-cell>
          <table:table-cell office:value-type="float" office:value="1047.836" table:style-name="ce1">
            <text:p>1047.836</text:p>
          </table:table-cell>
          <table:table-cell table:number-columns-repeated="16375"/>
        </table:table-row>
        <table:table-row table:style-name="ro2">
          <table:table-cell office:value-type="float" office:value="1138.57" table:style-name="ce1">
            <text:p>1138.57</text:p>
          </table:table-cell>
          <table:table-cell office:value-type="float" office:value="1083.127" table:style-name="ce1">
            <text:p>1083.127</text:p>
          </table:table-cell>
          <table:table-cell office:value-type="float" office:value="1149.0239999999999" table:style-name="ce1">
            <text:p>1149.024</text:p>
          </table:table-cell>
          <table:table-cell office:value-type="float" office:value="1153.6990000000001" table:style-name="ce1">
            <text:p>1153.699</text:p>
          </table:table-cell>
          <table:table-cell office:value-type="float" office:value="1076.606" table:style-name="ce1">
            <text:p>1076.606</text:p>
          </table:table-cell>
          <table:table-cell office:value-type="float" office:value="1084.9459999999999" table:style-name="ce1">
            <text:p>1084.946</text:p>
          </table:table-cell>
          <table:table-cell office:value-type="float" office:value="1158.56" table:style-name="ce1">
            <text:p>1158.56</text:p>
          </table:table-cell>
          <table:table-cell office:value-type="float" office:value="1163.104" table:style-name="ce1">
            <text:p>1163.104</text:p>
          </table:table-cell>
          <table:table-cell office:value-type="float" office:value="1059.7629999999999" table:style-name="ce1">
            <text:p>1059.763</text:p>
          </table:table-cell>
          <table:table-cell table:number-columns-repeated="16375"/>
        </table:table-row>
        <table:table-row table:style-name="ro2">
          <table:table-cell office:value-type="float" office:value="1189.971" table:style-name="ce1">
            <text:p>1189.971</text:p>
          </table:table-cell>
          <table:table-cell office:value-type="float" office:value="1148.3150000000001" table:style-name="ce1">
            <text:p>1148.315</text:p>
          </table:table-cell>
          <table:table-cell office:value-type="float" office:value="1247.8820000000001" table:style-name="ce1">
            <text:p>1247.882</text:p>
          </table:table-cell>
          <table:table-cell office:value-type="float" office:value="1252.954" table:style-name="ce1">
            <text:p>1252.954</text:p>
          </table:table-cell>
          <table:table-cell office:value-type="float" office:value="1135.92" table:style-name="ce1">
            <text:p>1135.92</text:p>
          </table:table-cell>
          <table:table-cell office:value-type="float" office:value="1157.328" table:style-name="ce1">
            <text:p>1157.328</text:p>
          </table:table-cell>
          <table:table-cell office:value-type="float" office:value="1262.8309999999999" table:style-name="ce1">
            <text:p>1262.831</text:p>
          </table:table-cell>
          <table:table-cell office:value-type="float" office:value="1265.134" table:style-name="ce1">
            <text:p>1265.134</text:p>
          </table:table-cell>
          <table:table-cell office:value-type="float" office:value="1145.232" table:style-name="ce1">
            <text:p>1145.232</text:p>
          </table:table-cell>
          <table:table-cell table:number-columns-repeated="16375"/>
        </table:table-row>
        <table:table-row table:style-name="ro2">
          <table:table-cell office:value-type="float" office:value="1245.2460000000001" table:style-name="ce1">
            <text:p>1245.246</text:p>
          </table:table-cell>
          <table:table-cell office:value-type="float" office:value="1247.164" table:style-name="ce1">
            <text:p>1247.164</text:p>
          </table:table-cell>
          <table:table-cell office:value-type="float" office:value="1301.829" table:style-name="ce1">
            <text:p>1301.829</text:p>
          </table:table-cell>
          <table:table-cell office:value-type="float" office:value="1299.0340000000001" table:style-name="ce1">
            <text:p>1299.034</text:p>
          </table:table-cell>
          <table:table-cell office:value-type="float" office:value="1199.6510000000001" table:style-name="ce1">
            <text:p>1199.651</text:p>
          </table:table-cell>
          <table:table-cell office:value-type="float" office:value="1263.2149999999999" table:style-name="ce1">
            <text:p>1263.215</text:p>
          </table:table-cell>
          <table:table-cell office:value-type="float" office:value="1286.5419999999999" table:style-name="ce1">
            <text:p>1286.542</text:p>
          </table:table-cell>
          <table:table-cell office:value-type="float" office:value="1286.136" table:style-name="ce1">
            <text:p>1286.136</text:p>
          </table:table-cell>
          <table:table-cell office:value-type="float" office:value="1160.2570000000001" table:style-name="ce1">
            <text:p>1160.257</text:p>
          </table:table-cell>
          <table:table-cell table:number-columns-repeated="16375"/>
        </table:table-row>
        <table:table-row table:style-name="ro2">
          <table:table-cell office:value-type="float" office:value="1315.6410000000001" table:style-name="ce1">
            <text:p>1315.641</text:p>
          </table:table-cell>
          <table:table-cell office:value-type="float" office:value="1305.1030000000001" table:style-name="ce1">
            <text:p>1305.103</text:p>
          </table:table-cell>
          <table:table-cell office:value-type="float" office:value="1373.86" table:style-name="ce1">
            <text:p>1373.86</text:p>
          </table:table-cell>
          <table:table-cell office:value-type="float" office:value="1370.751" table:style-name="ce1">
            <text:p>1370.751</text:p>
          </table:table-cell>
          <table:table-cell office:value-type="float" office:value="1259.366" table:style-name="ce1">
            <text:p>1259.366</text:p>
          </table:table-cell>
          <table:table-cell office:value-type="float" office:value="1286.011" table:style-name="ce1">
            <text:p>1286.011</text:p>
          </table:table-cell>
          <table:table-cell office:value-type="float" office:value="1361.7180000000001" table:style-name="ce1">
            <text:p>1361.718</text:p>
          </table:table-cell>
          <table:table-cell office:value-type="float" office:value="1359.085" table:style-name="ce1">
            <text:p>1359.085</text:p>
          </table:table-cell>
          <table:table-cell office:value-type="float" office:value="1270.674" table:style-name="ce1">
            <text:p>1270.674</text:p>
          </table:table-cell>
          <table:table-cell table:number-columns-repeated="16375"/>
        </table:table-row>
        <table:table-row table:style-name="ro2">
          <table:table-cell office:value-type="float" office:value="1392.2750000000001" table:style-name="ce1">
            <text:p>1392.275</text:p>
          </table:table-cell>
          <table:table-cell office:value-type="float" office:value="1375.145" table:style-name="ce1">
            <text:p>1375.145</text:p>
          </table:table-cell>
          <table:table-cell office:value-type="float" office:value="1423.0709999999999" table:style-name="ce1">
            <text:p>1423.071</text:p>
          </table:table-cell>
          <table:table-cell office:value-type="float" office:value="1421.7860000000001" table:style-name="ce1">
            <text:p>1421.786</text:p>
          </table:table-cell>
          <table:table-cell office:value-type="float" office:value="1294.011" table:style-name="ce1">
            <text:p>1294.011</text:p>
          </table:table-cell>
          <table:table-cell office:value-type="float" office:value="1369.2380000000001" table:style-name="ce1">
            <text:p>1369.238</text:p>
          </table:table-cell>
          <table:table-cell office:value-type="float" office:value="1437.952" table:style-name="ce1">
            <text:p>1437.952</text:p>
          </table:table-cell>
          <table:table-cell office:value-type="float" office:value="1436.9860000000001" table:style-name="ce1">
            <text:p>1436.986</text:p>
          </table:table-cell>
          <table:table-cell office:value-type="float" office:value="1312.4549999999999" table:style-name="ce1">
            <text:p>1312.455</text:p>
          </table:table-cell>
          <table:table-cell table:number-columns-repeated="16375"/>
        </table:table-row>
        <table:table-row table:style-name="ro2">
          <table:table-cell office:value-type="float" office:value="1439.759" table:style-name="ce1">
            <text:p>1439.759</text:p>
          </table:table-cell>
          <table:table-cell office:value-type="float" office:value="1426.7860000000001" table:style-name="ce1">
            <text:p>1426.786</text:p>
          </table:table-cell>
          <table:table-cell office:value-type="float" office:value="1522.117" table:style-name="ce1">
            <text:p>1522.117</text:p>
          </table:table-cell>
          <table:table-cell office:value-type="float" office:value="1517.6659999999999" table:style-name="ce1">
            <text:p>1517.666</text:p>
          </table:table-cell>
          <table:table-cell office:value-type="float" office:value="1376.1859999999999" table:style-name="ce1">
            <text:p>1376.186</text:p>
          </table:table-cell>
          <table:table-cell office:value-type="float" office:value="1441.011" table:style-name="ce1">
            <text:p>1441.011</text:p>
          </table:table-cell>
          <table:table-cell office:value-type="float" office:value="1525.53" table:style-name="ce1">
            <text:p>1525.53</text:p>
          </table:table-cell>
          <table:table-cell office:value-type="float" office:value="1518.57" table:style-name="ce1">
            <text:p>1518.57</text:p>
          </table:table-cell>
          <table:table-cell office:value-type="float" office:value="1415.1890000000001" table:style-name="ce1">
            <text:p>1415.189</text:p>
          </table:table-cell>
          <table:table-cell table:number-columns-repeated="16375"/>
        </table:table-row>
        <table:table-row table:style-name="ro2">
          <table:table-cell office:value-type="float" office:value="1546.74" table:style-name="ce1">
            <text:p>1546.74</text:p>
          </table:table-cell>
          <table:table-cell office:value-type="float" office:value="1527.057" table:style-name="ce1">
            <text:p>1527.057</text:p>
          </table:table-cell>
          <table:table-cell office:value-type="float" office:value="1537.7950000000001" table:style-name="ce1">
            <text:p>1537.795</text:p>
          </table:table-cell>
          <table:table-cell office:value-type="float" office:value="1533.2360000000001" table:style-name="ce1">
            <text:p>1533.236</text:p>
          </table:table-cell>
          <table:table-cell office:value-type="float" office:value="1452.8230000000001" table:style-name="ce1">
            <text:p>1452.823</text:p>
          </table:table-cell>
          <table:table-cell office:value-type="float" office:value="1527.2090000000001" table:style-name="ce1">
            <text:p>1527.209</text:p>
          </table:table-cell>
          <table:table-cell office:value-type="float" office:value="1536.5139999999999" table:style-name="ce1">
            <text:p>1536.514</text:p>
          </table:table-cell>
          <table:table-cell office:value-type="float" office:value="1532.4590000000001" table:style-name="ce1">
            <text:p>1532.459</text:p>
          </table:table-cell>
          <table:table-cell office:value-type="float" office:value="1444.087" table:style-name="ce1">
            <text:p>1444.087</text:p>
          </table:table-cell>
          <table:table-cell table:number-columns-repeated="16375"/>
        </table:table-row>
        <table:table-row table:style-name="ro2">
          <table:table-cell office:value-type="float" office:value="1561.412" table:style-name="ce1">
            <text:p>1561.412</text:p>
          </table:table-cell>
          <table:table-cell office:value-type="float" office:value="1541.1389999999999" table:style-name="ce1">
            <text:p>1541.139</text:p>
          </table:table-cell>
          <table:table-cell table:number-columns-repeated="2" table:style-name="ce1"/>
          <table:table-cell office:value-type="float" office:value="1552.6410000000001" table:style-name="ce1">
            <text:p>1552.641</text:p>
          </table:table-cell>
          <table:table-cell office:value-type="float" office:value="1545.636" table:style-name="ce1">
            <text:p>1545.636</text:p>
          </table:table-cell>
          <table:table-cell table:number-columns-repeated="2" table:style-name="ce1"/>
          <table:table-cell office:value-type="float" office:value="1543.7370000000001" table:style-name="ce1">
            <text:p>1543.737</text:p>
          </table:table-cell>
          <table:table-cell table:number-columns-repeated="16375"/>
        </table:table-row>
        <table:table-row table:style-name="ro2">
          <table:table-cell table:number-columns-repeated="4" table:style-name="ce1"/>
          <table:table-cell office:value-type="float" office:value="1565.4929999999999" table:style-name="ce1">
            <text:p>1565.493</text:p>
          </table:table-cell>
          <table:table-cell table:number-columns-repeated="3" table:style-name="ce1"/>
          <table:table-cell office:value-type="float" office:value="1558.0709999999999" table:style-name="ce1">
            <text:p>1558.071</text:p>
          </table:table-cell>
          <table:table-cell table:number-columns-repeated="16375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Brendan Barrow</dc:creator>
    <meta:creation-date>2019-02-15T11:13:05Z</meta:creation-date>
    <dc:date>2019-02-19T04:43:33Z</dc:date>
    <meta:editing-cycles>5</meta:editing-cycles>
    <meta:editing-duration>PT2048S</meta:editing-duration>
  </office:meta>
</office:document-meta>
</file>